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C85E672376.jpg"/>
  <manifest:file-entry manifest:media-type="image/jpeg" manifest:full-path="Pictures/10000000000002530000034A58C4BDE3.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Arial Unicode MS'"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2" svg:font-family="Lucidasans"/>
    <style:font-face style:name="StarSymbol1" svg:font-family="StarSymbol"/>
    <style:font-face style:name="Courier New" svg:font-family="'Courier New'" style:font-family-generic="modern"/>
    <style:font-face style:name="Courier 10 Pitch" svg:font-family="'Courier 10 Pitch'" style:font-adornments="Regular" style:font-pitch="fixed"/>
    <style:font-face style:name="Cumberland AMT" svg:font-family="'Cumberland AMT'" style:font-family-generic="modern" style:font-pitch="fixed"/>
    <style:font-face style:name="Nimbus Roman No9 L1" svg:font-family="'Nimbus Roman No9 L'" style:font-pitch="variable"/>
    <style:font-face style:name="Nimbus Roman No9 L4" svg:font-family="'Nimbus Roman No9 L'" style:font-family-generic="roman" style:font-pitch="variable"/>
    <style:font-face style:name="Nimbus Roman No9 L3" svg:font-family="'Nimbus Roman No9 L'" style:font-adornments="Bold" style:font-family-generic="roman" style:font-pitch="variable"/>
    <style:font-face style:name="Nimbus Roman No9 L" svg:font-family="'Nimbus Roman No9 L'" style:font-adornments="Regular" style:font-family-generic="roman" style:font-pitch="variable"/>
    <style:font-face style:name="Nimbus Roman No9 L2" svg:font-family="'Nimbus Roman No9 L'" style:font-adornments="Regular Italic" style:font-family-generic="roman" style:font-pitch="variable"/>
    <style:font-face style:name="Nimbus Roman No9 L5" svg:font-family="'Nimbus Roman No9 L', 'Times New Roman'" style:font-family-generic="roman" style:font-pitch="variable"/>
    <style:font-face style:name="Thorndale AMT" svg:font-family="'Thorndale AMT'" style:font-family-generic="roman" style:font-pitch="variable"/>
    <style:font-face style:name="Thorndale AMT2" svg:font-family="'Thorndale AMT'" style:font-adornments="Bold" style:font-family-generic="roman" style:font-pitch="variable"/>
    <style:font-face style:name="Thorndale AMT3" svg:font-family="'Thorndale AMT'" style:font-adornments="Bold Italic" style:font-family-generic="roman" style:font-pitch="variable"/>
    <style:font-face style:name="Thorndale AMT1" svg:font-family="'Thorndale AMT'" style:font-adornments="Regular" style:font-family-generic="roman" style:font-pitch="variable"/>
    <style:font-face style:name="Albany AMT" svg:font-family="'Albany AMT'" style:font-family-generic="swiss" style:font-pitch="variable"/>
    <style:font-face style:name="Bitstream Vera Sans" svg:font-family="'Bitstream Vera Sans'" style:font-family-generic="swiss" style:font-pitch="variable"/>
    <style:font-face style:name="Lucidasans" svg:font-family="Lucida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Andale Sans UI" svg:font-family="'Andale Sans UI'" style:font-family-generic="system" style:font-pitch="variable"/>
    <style:font-face style:name="Lucidasans1" svg:font-family="Lucidasans" style:font-family-generic="system" style:font-pitch="variable"/>
  </office:font-face-decls>
  <office:automatic-styles>
    <style:style style:name="FirstPage" style:family="table" style:master-page-name="First_20_Page">
      <style:table-properties style:width="17cm" style:page-number="0" table:align="center"/>
    </style:style>
    <style:style style:name="FirstPage.A" style:family="table-column">
      <style:table-column-properties style:column-width="3.08cm"/>
    </style:style>
    <style:style style:name="FirstPage.B" style:family="table-column">
      <style:table-column-properties style:column-width="13.921cm"/>
    </style:style>
    <style:style style:name="FirstPage.1" style:family="table-row">
      <style:table-row-properties style:row-height="5.001cm"/>
    </style:style>
    <style:style style:name="FirstPage.A1" style:family="table-cell">
      <style:table-cell-properties style:vertical-align="middle" fo:padding-left="0.199cm" fo:padding-right="0.199cm" fo:padding-top="0.101cm" fo:padding-bottom="0.101cm" fo:border="none"/>
    </style:style>
    <style:style style:name="FirstPage.2" style:family="table-row">
      <style:table-row-properties style:row-height="2cm"/>
    </style:style>
    <style:style style:name="FirstPage.A2" style:family="table-cell">
      <style:table-cell-properties fo:padding-left="0.199cm" fo:padding-right="0.199cm" fo:padding-top="0.101cm" fo:padding-bottom="0.101cm" fo:border="none"/>
    </style:style>
    <style:style style:name="FirstPage.3" style:family="table-row">
      <style:table-row-properties style:row-height="0.801cm"/>
    </style:style>
    <style:style style:name="FirstPage.12" style:family="table-row">
      <style:table-row-properties style:row-height="5.701cm"/>
    </style:style>
    <style:style style:name="Record_5f_Of_5f_Changes" style:display-name="Record_Of_Changes" style:family="table">
      <style:table-properties style:width="17.013cm" fo:margin-left="0cm" fo:margin-right="-0.012cm" table:align="margins"/>
    </style:style>
    <style:style style:name="Record_5f_Of_5f_Changes.A" style:display-name="Record_Of_Changes.A" style:family="table-column">
      <style:table-column-properties style:column-width="2.013cm" style:rel-column-width="7755*"/>
    </style:style>
    <style:style style:name="Record_5f_Of_5f_Changes.B" style:display-name="Record_Of_Changes.B" style:family="table-column">
      <style:table-column-properties style:column-width="1.984cm" style:rel-column-width="7646*"/>
    </style:style>
    <style:style style:name="Record_5f_Of_5f_Changes.C" style:display-name="Record_Of_Changes.C" style:family="table-column">
      <style:table-column-properties style:column-width="11.007cm" style:rel-column-width="42398*"/>
    </style:style>
    <style:style style:name="Record_5f_Of_5f_Changes.D" style:display-name="Record_Of_Changes.D" style:family="table-column">
      <style:table-column-properties style:column-width="2.009cm" style:rel-column-width="7736*"/>
    </style:style>
    <style:style style:name="Record_5f_Of_5f_Changes.A1" style:display-name="Record_Of_Changes.A1" style:family="table-cell">
      <style:table-cell-properties fo:padding="0.097cm" fo:border-left="0.002cm solid #000000" fo:border-right="none" fo:border-top="0.002cm solid #000000" fo:border-bottom="0.002cm solid #000000"/>
    </style:style>
    <style:style style:name="Record_5f_Of_5f_Changes.D1" style:display-name="Record_Of_Changes.D1" style:family="table-cell">
      <style:table-cell-properties fo:padding="0.097cm" fo:border="0.002cm solid #000000"/>
    </style:style>
    <style:style style:name="Record_5f_Of_5f_Changes.A2" style:display-name="Record_Of_Changes.A2" style:family="table-cell">
      <style:table-cell-properties fo:padding="0.097cm" fo:border-left="0.002cm solid #000000" fo:border-right="none" fo:border-top="none" fo:border-bottom="0.002cm solid #000000"/>
    </style:style>
    <style:style style:name="Record_5f_Of_5f_Changes.D2" style:display-name="Record_Of_Changes.D2" style:family="table-cell">
      <style:table-cell-properties fo:padding="0.097cm" fo:border-left="0.002cm solid #000000" fo:border-right="0.002cm solid #000000" fo:border-top="none" fo:border-bottom="0.002cm solid #000000"/>
    </style:style>
    <style:style style:name="Documents" style:family="table">
      <style:table-properties style:width="14.993cm" fo:margin-left="1cm" fo:margin-right="1.007cm" table:align="margins" fo:keep-with-next="always"/>
    </style:style>
    <style:style style:name="Documents.A" style:family="table-column">
      <style:table-column-properties style:column-width="2.521cm" style:rel-column-width="11017*"/>
    </style:style>
    <style:style style:name="Documents.B" style:family="table-column">
      <style:table-column-properties style:column-width="7.019cm" style:rel-column-width="30678*"/>
    </style:style>
    <style:style style:name="Documents.C" style:family="table-column">
      <style:table-column-properties style:column-width="1.6cm" style:rel-column-width="6992*"/>
    </style:style>
    <style:style style:name="Documents.E" style:family="table-column">
      <style:table-column-properties style:column-width="2.254cm" style:rel-column-width="9856*"/>
    </style:style>
    <style:style style:name="Documents.A1" style:family="table-cell">
      <style:table-cell-properties fo:padding="0.097cm" fo:border-left="0.002cm solid #000000" fo:border-right="none" fo:border-top="0.002cm solid #000000" fo:border-bottom="0.002cm solid #000000"/>
    </style:style>
    <style:style style:name="Documents.E1" style:family="table-cell">
      <style:table-cell-properties fo:padding="0.097cm" fo:border="0.002cm solid #000000"/>
    </style:style>
    <style:style style:name="Documents.A2" style:family="table-cell">
      <style:table-cell-properties fo:padding="0.097cm" fo:border-left="0.002cm solid #000000" fo:border-right="none" fo:border-top="none" fo:border-bottom="0.002cm solid #000000"/>
    </style:style>
    <style:style style:name="Documents.E2" style:family="table-cell">
      <style:table-cell-properties fo:padding="0.097cm" fo:border-left="0.002cm solid #000000" fo:border-right="0.002cm solid #000000" fo:border-top="none" fo:border-bottom="0.002cm solid #000000"/>
    </style:style>
    <style:style style:name="Acronyms" style:family="table">
      <style:table-properties style:width="14.002cm" fo:margin-left="1.499cm" fo:margin-right="1.499cm" table:align="margins"/>
    </style:style>
    <style:style style:name="Acronyms.A" style:family="table-column">
      <style:table-column-properties style:column-width="2cm" style:rel-column-width="9364*"/>
    </style:style>
    <style:style style:name="Acronyms.B" style:family="table-column">
      <style:table-column-properties style:column-width="12.002cm" style:rel-column-width="56171*"/>
    </style:style>
    <style:style style:name="Acronyms.A1" style:family="table-cell">
      <style:table-cell-properties style:vertical-align="middle" fo:padding="0.097cm" fo:border-left="0.002cm solid #000000" fo:border-right="none" fo:border-top="0.002cm solid #000000" fo:border-bottom="0.002cm solid #000000"/>
    </style:style>
    <style:style style:name="Acronyms.B1" style:family="table-cell">
      <style:table-cell-properties style:vertical-align="middle" fo:padding="0.097cm" fo:border="0.002cm solid #000000"/>
    </style:style>
    <style:style style:name="Acronyms.A2" style:family="table-cell">
      <style:table-cell-properties style:vertical-align="middle" fo:padding="0.097cm" fo:border-left="0.002cm solid #000000" fo:border-right="none" fo:border-top="none" fo:border-bottom="0.002cm solid #000000"/>
    </style:style>
    <style:style style:name="Acronyms.B2" style:family="table-cell">
      <style:table-cell-properties style:vertical-align="middle" fo:padding="0.097cm" fo:border-left="0.002cm solid #000000" fo:border-right="0.002cm solid #000000" fo:border-top="none" fo:border-bottom="0.002cm solid #000000"/>
    </style:style>
    <style:style style:name="Table1" style:family="table">
      <style:table-properties style:width="14.002cm" fo:margin-left="1.499cm" fo:margin-right="1.499cm" table:align="margins"/>
    </style:style>
    <style:style style:name="Table1.A" style:family="table-column">
      <style:table-column-properties style:column-width="3.521cm" style:rel-column-width="16478*"/>
    </style:style>
    <style:style style:name="Table1.B" style:family="table-column">
      <style:table-column-properties style:column-width="10.481cm" style:rel-column-width="49057*"/>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0.002cm solid #000000" fo:border-top="none" fo:border-bottom="0.002cm solid #000000"/>
    </style:style>
    <style:style style:name="SW500" style:family="table" style:master-page-name="">
      <style:table-properties style:width="4.994cm" fo:margin-left="1.998cm" fo:margin-right="10.008cm" style:page-number="0" table:align="margins" style:shadow="none"/>
    </style:style>
    <style:style style:name="SW500.A" style:family="table-column">
      <style:table-column-properties style:column-width="0.499cm" style:rel-column-width="283*"/>
    </style:style>
    <style:style style:name="SW500.I" style:family="table-column">
      <style:table-column-properties style:column-width="1cm" style:rel-column-width="567*"/>
    </style:style>
    <style:style style:name="SW500.1" style:family="table-row">
      <style:table-row-properties style:row-height="0.499cm"/>
    </style:style>
    <style:style style:name="SW500.A1" style:family="table-cell">
      <style:table-cell-properties style:vertical-align="middle" fo:padding="0cm" fo:border-left="none" fo:border-right="none" fo:border-top="none" fo:border-bottom="0.002cm solid #000000"/>
    </style:style>
    <style:style style:name="SW500.I1" style:family="table-cell">
      <style:table-cell-properties style:vertical-align="" fo:padding="0cm" fo:border="none"/>
    </style:style>
    <style:style style:name="SW500.A2" style:family="table-cell">
      <style:table-cell-properties style:vertical-align="middle" style:border-line-width-left="0.002cm 0.035cm 0.002cm" style:border-line-width-top="0.002cm 0.035cm 0.002cm" fo:padding="0cm" fo:border-left="0.039cm double #000000" fo:border-right="none" fo:border-top="0.039cm double #000000" fo:border-bottom="0.018cm solid #000000"/>
    </style:style>
    <style:style style:name="SW500.B2" style:family="table-cell">
      <style:table-cell-properties style:vertical-align="middle" style:border-line-width-top="0.002cm 0.035cm 0.002cm" fo:padding="0cm" fo:border-left="0.018cm solid #000000" fo:border-right="none" fo:border-top="0.039cm double #000000" fo:border-bottom="0.018cm solid #000000"/>
    </style:style>
    <style:style style:name="SW500.H2" style:family="table-cell">
      <style:table-cell-properties style:vertical-align="middle" style:border-line-width-right="0.002cm 0.035cm 0.002cm" style:border-line-width-top="0.002cm 0.035cm 0.002cm" fo:padding="0cm" fo:border-left="0.018cm solid #000000" fo:border-right="0.039cm double #000000" fo:border-top="0.039cm double #000000" fo:border-bottom="0.018cm solid #000000"/>
    </style:style>
    <style:style style:name="SW500.I2" style:family="table-cell">
      <style:table-cell-properties style:vertical-align="middle" fo:padding="0cm" fo:border="none"/>
    </style:style>
    <style:style style:name="SW500.A3" style:family="table-cell">
      <style:table-cell-properties style:vertical-align="middle" style:border-line-width-left="0.002cm 0.035cm 0.002cm" style:border-line-width-bottom="0.002cm 0.035cm 0.002cm" fo:padding="0cm" fo:border-left="0.039cm double #000000" fo:border-right="none" fo:border-top="none" fo:border-bottom="0.039cm double #000000"/>
    </style:style>
    <style:style style:name="SW500.B3" style:family="table-cell">
      <style:table-cell-properties style:vertical-align="middle" style:border-line-width-bottom="0.002cm 0.035cm 0.002cm" fo:padding="0cm" fo:border-left="0.018cm solid #000000" fo:border-right="none" fo:border-top="none" fo:border-bottom="0.039cm double #000000"/>
    </style:style>
    <style:style style:name="SW500.H3" style:family="table-cell">
      <style:table-cell-properties style:vertical-align="middle" style:border-line-width-right="0.002cm 0.035cm 0.002cm" style:border-line-width-bottom="0.002cm 0.035cm 0.002cm" fo:padding="0cm" fo:border-left="0.018cm solid #000000" fo:border-right="0.039cm double #000000" fo:border-top="none" fo:border-bottom="0.039cm double #000000"/>
    </style:style>
    <style:style style:name="Table3" style:family="table" style:master-page-name="">
      <style:table-properties style:width="4.994cm" fo:margin-left="1.998cm" fo:margin-right="10.008cm" style:page-number="0" table:align="margins" style:shadow="none"/>
    </style:style>
    <style:style style:name="Table3.A" style:family="table-column">
      <style:table-column-properties style:column-width="0.499cm" style:rel-column-width="283*"/>
    </style:style>
    <style:style style:name="Table3.I" style:family="table-column">
      <style:table-column-properties style:column-width="1cm" style:rel-column-width="567*"/>
    </style:style>
    <style:style style:name="Table3.1" style:family="table-row">
      <style:table-row-properties style:row-height="0.499cm"/>
    </style:style>
    <style:style style:name="Table3.A1" style:family="table-cell">
      <style:table-cell-properties style:vertical-align="middle" fo:padding="0.097cm" fo:border-left="none" fo:border-right="none" fo:border-top="none" fo:border-bottom="0.002cm solid #000000"/>
    </style:style>
    <style:style style:name="Table3.I1" style:family="table-cell">
      <style:table-cell-properties style:vertical-align="" fo:padding="0.097cm" fo:border="none"/>
    </style:style>
    <style:style style:name="Table3.A2" style:family="table-cell">
      <style:table-cell-properties style:vertical-align="middle" style:border-line-width-left="0.002cm 0.035cm 0.002cm" style:border-line-width-top="0.002cm 0.035cm 0.002cm" fo:padding="0.097cm" fo:border-left="0.039cm double #000000" fo:border-right="none" fo:border-top="0.039cm double #000000" fo:border-bottom="0.018cm solid #000000"/>
    </style:style>
    <style:style style:name="Table3.B2" style:family="table-cell">
      <style:table-cell-properties style:vertical-align="middle" style:border-line-width-top="0.002cm 0.035cm 0.002cm" fo:padding="0.097cm" fo:border-left="0.018cm solid #000000" fo:border-right="none" fo:border-top="0.039cm double #000000" fo:border-bottom="0.018cm solid #000000"/>
    </style:style>
    <style:style style:name="Table3.H2" style:family="table-cell">
      <style:table-cell-properties style:vertical-align="middle" style:border-line-width-right="0.002cm 0.035cm 0.002cm" style:border-line-width-top="0.002cm 0.035cm 0.002cm" fo:padding="0.097cm" fo:border-left="0.018cm solid #000000" fo:border-right="0.039cm double #000000" fo:border-top="0.039cm double #000000" fo:border-bottom="0.018cm solid #000000"/>
    </style:style>
    <style:style style:name="Table3.A3" style:family="table-cell">
      <style:table-cell-properties style:vertical-align="middle" style:border-line-width-left="0.002cm 0.035cm 0.002cm" style:border-line-width-bottom="0.002cm 0.035cm 0.002cm" fo:padding="0.097cm" fo:border-left="0.039cm double #000000" fo:border-right="none" fo:border-top="none" fo:border-bottom="0.039cm double #000000"/>
    </style:style>
    <style:style style:name="Table3.B3" style:family="table-cell">
      <style:table-cell-properties style:vertical-align="middle" style:border-line-width-bottom="0.002cm 0.035cm 0.002cm" fo:padding="0.097cm" fo:border-left="0.018cm solid #000000" fo:border-right="none" fo:border-top="none" fo:border-bottom="0.039cm double #000000"/>
    </style:style>
    <style:style style:name="Table3.H3" style:family="table-cell">
      <style:table-cell-properties style:vertical-align="middle" style:border-line-width-right="0.002cm 0.035cm 0.002cm" style:border-line-width-bottom="0.002cm 0.035cm 0.002cm" fo:padding="0.097cm" fo:border-left="0.018cm solid #000000" fo:border-right="0.039cm double #000000" fo:border-top="none" fo:border-bottom="0.039cm double #000000"/>
    </style:style>
    <style:style style:name="Table4" style:family="table" style:master-page-name="">
      <style:table-properties style:width="4.994cm" fo:margin-left="1.998cm" fo:margin-right="10.008cm" style:page-number="0" table:align="margins" style:shadow="none"/>
    </style:style>
    <style:style style:name="Table4.A" style:family="table-column">
      <style:table-column-properties style:column-width="0.499cm" style:rel-column-width="283*"/>
    </style:style>
    <style:style style:name="Table4.I" style:family="table-column">
      <style:table-column-properties style:column-width="1cm" style:rel-column-width="567*"/>
    </style:style>
    <style:style style:name="Table4.1" style:family="table-row">
      <style:table-row-properties style:row-height="0.499cm"/>
    </style:style>
    <style:style style:name="Table4.A1" style:family="table-cell">
      <style:table-cell-properties style:vertical-align="middle" fo:padding="0cm" fo:border-left="none" fo:border-right="none" fo:border-top="none" fo:border-bottom="0.002cm solid #000000"/>
    </style:style>
    <style:style style:name="Table4.I1" style:family="table-cell">
      <style:table-cell-properties style:vertical-align="middle" fo:padding="0cm" fo:border="none"/>
    </style:style>
    <style:style style:name="Table4.A2" style:family="table-cell">
      <style:table-cell-properties style:vertical-align="middle" style:border-line-width-left="0.002cm 0.035cm 0.002cm" style:border-line-width-top="0.002cm 0.035cm 0.002cm" fo:padding="0cm" fo:border-left="0.039cm double #000000" fo:border-right="none" fo:border-top="0.039cm double #000000" fo:border-bottom="0.018cm solid #000000"/>
    </style:style>
    <style:style style:name="Table4.B2" style:family="table-cell">
      <style:table-cell-properties style:vertical-align="middle" style:border-line-width-top="0.002cm 0.035cm 0.002cm" fo:padding="0cm" fo:border-left="0.018cm solid #000000" fo:border-right="none" fo:border-top="0.039cm double #000000" fo:border-bottom="0.018cm solid #000000"/>
    </style:style>
    <style:style style:name="Table4.H2" style:family="table-cell">
      <style:table-cell-properties style:vertical-align="middle" style:border-line-width-right="0.002cm 0.035cm 0.002cm" style:border-line-width-top="0.002cm 0.035cm 0.002cm" fo:padding="0cm" fo:border-left="0.018cm solid #000000" fo:border-right="0.039cm double #000000" fo:border-top="0.039cm double #000000" fo:border-bottom="0.018cm solid #000000"/>
    </style:style>
    <style:style style:name="Table4.A3" style:family="table-cell">
      <style:table-cell-properties style:vertical-align="middle" style:border-line-width-left="0.002cm 0.035cm 0.002cm" style:border-line-width-bottom="0.002cm 0.035cm 0.002cm" fo:padding="0cm" fo:border-left="0.039cm double #000000" fo:border-right="none" fo:border-top="none" fo:border-bottom="0.039cm double #000000"/>
    </style:style>
    <style:style style:name="Table4.B3" style:family="table-cell">
      <style:table-cell-properties style:vertical-align="middle" style:border-line-width-bottom="0.002cm 0.035cm 0.002cm" fo:padding="0cm" fo:border-left="0.018cm solid #000000" fo:border-right="none" fo:border-top="none" fo:border-bottom="0.039cm double #000000"/>
    </style:style>
    <style:style style:name="Table4.H3" style:family="table-cell">
      <style:table-cell-properties style:vertical-align="middle" style:border-line-width-right="0.002cm 0.035cm 0.002cm" style:border-line-width-bottom="0.002cm 0.035cm 0.002cm" fo:padding="0cm" fo:border-left="0.018cm solid #000000" fo:border-right="0.039cm double #000000" fo:border-top="none" fo:border-bottom="0.039cm double #000000"/>
    </style:style>
    <style:style style:name="P1" style:family="paragraph" style:parent-style-name="Header">
      <style:paragraph-properties fo:margin-top="0.101cm" fo:margin-bottom="0cm"/>
      <style:text-properties style:font-name="Nimbus Roman No9 L4" fo:font-size="12pt" style:font-size-asian="12pt" style:font-size-complex="12pt"/>
    </style:style>
    <style:style style:name="P2" style:family="paragraph" style:parent-style-name="Table_20_Contents">
      <style:paragraph-properties fo:text-align="center" style:justify-single-word="false"/>
      <style:text-properties style:font-name="Thorndale AMT" fo:font-size="8pt" fo:font-weight="bold" style:font-size-asian="8pt" style:font-weight-asian="bold" style:font-size-complex="8pt" style:font-weight-complex="bold"/>
    </style:style>
    <style:style style:name="P3" style:family="paragraph" style:parent-style-name="Table_20_Contents">
      <style:text-properties style:font-name="Nimbus Roman No9 L4"/>
    </style:style>
    <style:style style:name="P4" style:family="paragraph" style:parent-style-name="Table_20_Contents">
      <style:paragraph-properties fo:text-align="center" style:justify-single-word="false"/>
      <style:text-properties style:font-name="Nimbus Roman No9 L4" fo:font-size="8pt" style:font-size-asian="8pt" style:font-size-complex="8pt"/>
    </style:style>
    <style:style style:name="P5" style:family="paragraph" style:parent-style-name="Table_20_Contents">
      <style:text-properties style:font-name="Nimbus Roman No9 L4" fo:font-size="10pt" style:font-size-asian="10pt" style:font-size-complex="10pt"/>
    </style:style>
    <style:style style:name="P6" style:family="paragraph" style:parent-style-name="Table_20_Contents">
      <style:paragraph-properties fo:text-align="center" style:justify-single-word="false"/>
      <style:text-properties style:font-name="Nimbus Roman No9 L4" fo:font-size="10pt" style:font-size-asian="10pt" style:font-size-complex="10pt"/>
    </style:style>
    <style:style style:name="P7" style:family="paragraph" style:parent-style-name="Table_20_Contents">
      <style:text-properties style:font-name="Nimbus Roman No9 L4" fo:font-size="9pt" style:font-size-asian="9pt" style:font-size-complex="9pt"/>
    </style:style>
    <style:style style:name="P8" style:family="paragraph" style:parent-style-name="Table_20_Contents">
      <style:paragraph-properties fo:text-align="center" style:justify-single-word="false"/>
      <style:text-properties style:font-name="Nimbus Roman No9 L4" fo:font-size="9pt" style:font-size-asian="9pt" style:font-size-complex="9pt"/>
    </style:style>
    <style:style style:name="P9" style:family="paragraph" style:parent-style-name="Table_20_Contents">
      <style:text-properties style:font-name="Nimbus Roman No9 L4" fo:font-size="9pt" fo:font-style="italic" style:font-size-asian="9pt" style:font-style-asian="italic" style:font-size-complex="9pt" style:font-style-complex="italic"/>
    </style:style>
    <style:style style:name="P10" style:family="paragraph" style:parent-style-name="Table_20_Contents">
      <style:paragraph-properties fo:text-align="start" style:justify-single-word="false"/>
      <style:text-properties style:font-name="Nimbus Roman No9 L4" fo:font-size="9pt" fo:font-style="italic" style:font-size-asian="9pt" style:font-style-asian="italic" style:font-size-complex="9pt" style:font-style-complex="italic"/>
    </style:style>
    <style:style style:name="P11" style:family="paragraph" style:parent-style-name="Table_20_Contents">
      <style:paragraph-properties fo:text-align="center" style:justify-single-word="false"/>
      <style:text-properties style:font-name="Nimbus Roman No9 L4"/>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color="#29166f" fo:font-size="16pt" style:font-size-asian="16pt" style:font-size-complex="16pt"/>
    </style:style>
    <style:style style:name="P14" style:family="paragraph" style:parent-style-name="Table_20_Contents">
      <style:paragraph-properties fo:text-align="center" style:justify-single-word="false"/>
      <style:text-properties fo:color="#29166f" style:font-name="Nimbus Roman No9 L4" fo:font-size="10pt" style:font-size-asian="10pt" style:font-size-complex="10pt"/>
    </style:style>
    <style:style style:name="P15" style:family="paragraph" style:parent-style-name="Table_20_Contents">
      <style:text-properties style:font-name="Nimbus Sans L" fo:font-size="10pt"/>
    </style:style>
    <style:style style:name="P16" style:family="paragraph" style:parent-style-name="Table_20_Contents">
      <style:paragraph-properties fo:text-align="start" style:justify-single-word="false"/>
      <style:text-properties style:font-name="Nimbus Sans L" fo:font-size="10pt" style:font-size-asian="10pt" style:font-size-complex="10pt"/>
    </style:style>
    <style:style style:name="P17" style:family="paragraph" style:parent-style-name="Text_20_body">
      <style:paragraph-properties fo:margin-top="0.199cm" fo:margin-bottom="0.199cm" fo:text-align="center" style:justify-single-word="false" style:shadow="none"/>
      <style:text-properties fo:font-size="10pt" style:font-size-asian="10pt" style:font-size-complex="10pt"/>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Nimbus Roman No9 L4"/>
    </style:style>
    <style:style style:name="P20" style:family="paragraph" style:parent-style-name="Standard">
      <style:paragraph-properties fo:text-align="center" style:justify-single-word="false" fo:break-before="page"/>
      <style:text-properties fo:font-size="16pt" style:font-size-asian="16pt" style:font-size-complex="16pt"/>
    </style:style>
    <style:style style:name="P21" style:family="paragraph" style:parent-style-name="Contents_20_Heading">
      <style:paragraph-properties fo:break-before="page"/>
    </style:style>
    <style:style style:name="P22" style:family="paragraph" style:parent-style-name="Illustration_20_Index_20_Heading">
      <style:paragraph-properties fo:break-before="page"/>
    </style:style>
    <style:style style:name="P23" style:family="paragraph" style:parent-style-name="Table_20_index_20_heading">
      <style:paragraph-properties fo:break-before="page"/>
    </style:style>
    <style:style style:name="P24" style:family="paragraph" style:parent-style-name="Heading_20_3">
      <style:text-properties style:font-name="Nimbus Roman No9 L4"/>
    </style:style>
    <style:style style:name="P25" style:family="paragraph" style:parent-style-name="Paragraph">
      <style:text-properties style:font-name="Nimbus Sans L"/>
    </style:style>
    <style:style style:name="P26" style:family="paragraph" style:parent-style-name="Paragraph">
      <style:text-properties style:font-name="Nimbus Roman No9 L4"/>
    </style:style>
    <style:style style:name="P27" style:family="paragraph" style:parent-style-name="Paragraph">
      <style:text-properties style:font-name="Nimbus Roman No9 L4" fo:font-size="10pt" style:font-size-asian="10pt" style:font-size-complex="10pt"/>
    </style:style>
    <style:style style:name="P28" style:family="paragraph" style:parent-style-name="Table">
      <style:paragraph-properties fo:text-align="center" style:justify-single-word="false"/>
      <style:text-properties style:font-name="Nimbus Roman No9 L4"/>
    </style:style>
    <style:style style:name="P29" style:family="paragraph" style:parent-style-name="Heading_20_2">
      <style:text-properties style:font-name="Nimbus Roman No9 L4"/>
    </style:style>
    <style:style style:name="P30" style:family="paragraph" style:parent-style-name="Text_20_body">
      <style:text-properties style:font-name="Nimbus Roman No9 L4"/>
    </style:style>
    <style:style style:name="P31" style:family="paragraph" style:parent-style-name="Standard">
      <style:paragraph-properties fo:text-align="center" style:justify-single-word="false"/>
      <style:text-properties style:font-name="Nimbus Roman No9 L1" fo:font-size="18pt" style:font-size-asian="18pt" style:font-size-complex="18pt"/>
    </style:style>
    <style:style style:name="P32" style:family="paragraph" style:parent-style-name="Standard">
      <style:paragraph-properties fo:text-align="center" style:justify-single-word="false"/>
      <style:text-properties style:font-name="Nimbus Roman No9 L1" fo:font-size="16pt" fo:font-weight="bold" style:font-size-asian="16pt" style:font-weight-asian="bold" style:font-size-complex="16pt" style:font-weight-complex="bold"/>
    </style:style>
    <style:style style:name="P33" style:family="paragraph" style:parent-style-name="Table_20_Heading">
      <style:text-properties fo:font-size="10pt" style:font-size-asian="10pt" style:font-size-complex="10pt"/>
    </style:style>
    <style:style style:name="P34" style:family="paragraph" style:parent-style-name="Table_20_Heading">
      <style:text-properties style:font-name="Nimbus Roman No9 L4" fo:font-size="10pt" style:font-size-asian="10pt" style:font-size-complex="10pt"/>
    </style:style>
    <style:style style:name="P35" style:family="paragraph" style:parent-style-name="Table_20_Heading">
      <style:paragraph-properties fo:text-align="center" style:justify-single-word="false"/>
      <style:text-properties style:font-name="Nimbus Roman No9 L4" fo:font-size="10pt" style:font-size-asian="10pt" style:font-size-complex="10pt"/>
    </style:style>
    <style:style style:name="P36" style:family="paragraph" style:parent-style-name="Standard">
      <style:paragraph-properties fo:text-align="center" style:justify-single-word="false" fo:padding="0.049cm" fo:border="0.002cm solid #000000" style:shadow="none"/>
      <style:text-properties style:font-name="Nimbus Roman No9 L4" fo:font-size="10pt" style:font-size-asian="10pt" style:font-size-complex="10pt"/>
    </style:style>
    <style:style style:name="P37" style:family="paragraph" style:parent-style-name="Standard">
      <style:paragraph-properties fo:text-align="justify" style:justify-single-word="false" fo:padding="0.049cm" fo:border="0.002cm solid #000000" style:shadow="none"/>
      <style:text-properties fo:font-size="10pt" style:font-size-asian="10pt" style:font-size-complex="10pt"/>
    </style:style>
    <style:style style:name="P38" style:family="paragraph" style:parent-style-name="Paragraph">
      <style:paragraph-properties fo:margin-left="0cm" fo:margin-right="0cm" fo:text-indent="0cm" style:auto-text-indent="false"/>
    </style:style>
    <style:style style:name="P39" style:family="paragraph" style:parent-style-name="Heading_20_1">
      <style:text-properties style:font-name="Nimbus Roman No9 L4"/>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Table_20_index_20_1">
      <style:paragraph-properties>
        <style:tab-stops>
          <style:tab-stop style:position="17cm" style:type="right" style:leader-style="dotted" style:leader-text="."/>
        </style:tab-stops>
      </style:paragraph-properties>
    </style:style>
    <style:style style:name="P44" style:family="paragraph" style:parent-style-name="Preformatted_20_Text">
      <style:text-properties fo:font-size="7pt" style:font-size-asian="7pt" style:font-size-complex="7pt"/>
    </style:style>
    <style:style style:name="P45" style:family="paragraph" style:parent-style-name="Preformatted_20_Text">
      <style:paragraph-properties fo:background-color="transparent">
        <style:background-image/>
      </style:paragraph-properties>
    </style:style>
    <style:style style:name="P46" style:family="paragraph" style:parent-style-name="Table_20_Contents">
      <style:paragraph-properties fo:text-align="center" style:justify-single-word="false"/>
      <style:text-properties fo:font-size="6pt" style:font-size-asian="6pt" style:font-size-complex="6pt"/>
    </style:style>
    <style:style style:name="P47" style:family="paragraph" style:parent-style-name="Table_20_Contents">
      <style:paragraph-properties fo:text-align="center" style:justify-single-word="false"/>
      <style:text-properties fo:font-size="9pt" style:font-size-asian="9pt" style:font-size-complex="9pt"/>
    </style:style>
    <style:style style:name="P48" style:family="paragraph" style:parent-style-name="Table_20_Contents">
      <style:paragraph-properties fo:text-align="center" style:justify-single-word="false"/>
      <style:text-properties style:font-name="Nimbus Roman No9 L4" fo:font-size="9pt" style:font-size-asian="9pt" style:font-size-complex="9pt"/>
    </style:style>
    <style:style style:name="T1" style:family="text">
      <style:text-properties fo:font-weight="bold" fo:background-color="#ccffff"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background-color="#00ff00"/>
    </style:style>
    <style:style style:name="T4" style:family="text">
      <style:text-properties fo:background-color="transparent"/>
    </style:style>
    <style:style style:name="T5" style:family="text">
      <style:text-properties style:font-name="OpenSymbol" style:font-name-asian="OpenSymbol" style:font-name-complex="OpenSymbol"/>
    </style:style>
    <style:style style:name="T6" style:family="text">
      <style:text-properties style:font-name-asian="OpenSymbol" style:font-name-complex="OpenSymbo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fo:padding="0.049cm" fo:border="0.002cm solid #000000" style:shadow="none"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req_n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V1100" text:name="Project"/>
        <text:user-field-decl office:value-type="string" office:string-value="0.1" text:name="Version"/>
        <text:user-field-decl office:value-type="string" office:string-value="Draft" text:name="Status"/>
        <text:user-field-decl office:value-type="string" office:string-value="REQ_DRS_req_num_A" text:name="Requirement"/>
        <text:user-field-decl office:value-type="string" office:string-value="IOxOs Technologies" text:name="Company"/>
        <text:user-field-decl office:value-type="string" office:string-value="Confidential" text:name="Distribution"/>
      </text:user-field-decls>
      <table:table table:name="FirstPage" table:style-name="FirstPage">
        <table:table-column table:style-name="FirstPage.A"/>
        <table:table-column table:style-name="FirstPage.B"/>
        <table:table-row table:style-name="FirstPage.1">
          <table:table-cell table:style-name="FirstPage.A1" table:number-columns-spanned="2" office:value-type="string">
            <text:p text:style-name="P11"/>
          </table:table-cell>
          <table:covered-table-cell/>
        </table:table-row>
        <table:table-row table:style-name="FirstPage.2">
          <table:table-cell table:style-name="FirstPage.A2" office:value-type="string">
            <text:p text:style-name="P5">Prepared by</text:p>
          </table:table-cell>
          <table:table-cell table:style-name="FirstPage.A2" office:value-type="string">
            <text:p text:style-name="P5">IOxOS Technologies</text:p>
            <text:p text:style-name="P5">4 chemin de Fontenailles</text:p>
            <text:p text:style-name="P5">CH-1196 Gland</text:p>
            <text:p text:style-name="P5">Switzerland</text:p>
          </table:table-cell>
        </table:table-row>
        <table:table-row table:style-name="FirstPage.3">
          <table:table-cell table:style-name="FirstPage.A1" office:value-type="string">
            <text:p text:style-name="P5">Prepared for</text:p>
          </table:table-cell>
          <table:table-cell table:style-name="FirstPage.A1" office:value-type="string">
            <text:p text:style-name="P5">OpenAFDX Consortium</text:p>
          </table:table-cell>
        </table:table-row>
        <table:table-row table:style-name="FirstPage.3">
          <table:table-cell table:style-name="FirstPage.A1" office:value-type="string">
            <text:p text:style-name="P5">Project</text:p>
          </table:table-cell>
          <table:table-cell table:style-name="FirstPage.A1" office:value-type="string">
            <text:p text:style-name="P5"><text:user-field-get text:name="Project">PEV1100</text:user-field-get></text:p>
          </table:table-cell>
        </table:table-row>
        <table:table-row table:style-name="FirstPage.3">
          <table:table-cell table:style-name="FirstPage.A1" office:value-type="string">
            <text:p text:style-name="P5">Filename</text:p>
          </table:table-cell>
          <table:table-cell table:style-name="FirstPage.A1" office:value-type="string">
            <text:p text:style-name="P5"><text:file-name text:display="name">PEV1100_DTR_083601</text:file-name></text:p>
          </table:table-cell>
        </table:table-row>
        <table:table-row table:style-name="FirstPage.3">
          <table:table-cell table:style-name="FirstPage.A1" office:value-type="string">
            <text:p text:style-name="P5">Author</text:p>
          </table:table-cell>
          <table:table-cell table:style-name="FirstPage.A1" office:value-type="string">
            <text:p text:style-name="P5"><text:initial-creator>Jean-François Gilot</text:initial-creator></text:p>
          </table:table-cell>
        </table:table-row>
        <table:table-row table:style-name="FirstPage.3">
          <table:table-cell table:style-name="FirstPage.A1" office:value-type="string">
            <text:p text:style-name="P5">Created</text:p>
          </table:table-cell>
          <table:table-cell table:style-name="FirstPage.A1" office:value-type="string">
            <text:p text:style-name="P5"><text:creation-date style:data-style-name="N116">9. Oct 2007</text:creation-date></text:p>
          </table:table-cell>
        </table:table-row>
        <table:table-row table:style-name="FirstPage.3">
          <table:table-cell table:style-name="FirstPage.A1" office:value-type="string">
            <text:p text:style-name="P5">Version</text:p>
          </table:table-cell>
          <table:table-cell table:style-name="FirstPage.A1" office:value-type="string">
            <text:p text:style-name="P5"><text:user-field-get text:name="Version">0.1</text:user-field-get></text:p>
          </table:table-cell>
        </table:table-row>
        <table:table-row table:style-name="FirstPage.3">
          <table:table-cell table:style-name="FirstPage.A1" office:value-type="string">
            <text:p text:style-name="P5">Status</text:p>
          </table:table-cell>
          <table:table-cell table:style-name="FirstPage.A1" office:value-type="string">
            <text:p text:style-name="P5"><text:user-field-get text:name="Status">Draft</text:user-field-get></text:p>
          </table:table-cell>
        </table:table-row>
        <table:table-row table:style-name="FirstPage.3">
          <table:table-cell table:style-name="FirstPage.A1" office:value-type="string">
            <text:p text:style-name="P5">Approval</text:p>
          </table:table-cell>
          <table:table-cell table:style-name="FirstPage.A1" office:value-type="string">
            <text:p text:style-name="P5"/>
          </table:table-cell>
        </table:table-row>
        <table:table-row table:style-name="FirstPage.3">
          <table:table-cell table:style-name="FirstPage.A1" office:value-type="string">
            <text:p text:style-name="P5">Distribution</text:p>
          </table:table-cell>
          <table:table-cell table:style-name="FirstPage.A1" office:value-type="string">
            <text:p text:style-name="P5"><text:user-field-get text:name="Distribution">Confidential</text:user-field-get></text:p>
          </table:table-cell>
        </table:table-row>
        <table:table-row table:style-name="FirstPage.12">
          <table:table-cell table:style-name="FirstPage.A2" table:number-columns-spanned="2" office:value-type="string">
            <text:p text:style-name="P3"/>
          </table:table-cell>
          <table:covered-table-cell/>
        </table:table-row>
        <table:table-row table:style-name="FirstPage.2">
          <table:table-cell table:style-name="FirstPage.A2" table:number-columns-spanned="2" office:value-type="string">
            <text:p text:style-name="P36">The content of this document is the property of <text:user-field-get text:name="Company">IOxOs Technologies</text:user-field-get> S.A.</text:p>
            <text:p text:style-name="P37">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user-field-get text:name="Company">IOxOs Technologies</text:user-field-get>.</text:p>
          </table:table-cell>
          <table:covered-table-cell/>
        </table:table-row>
      </table:table>
      <text:p text:style-name="P20">Record Of Changes</text:p>
      <text:p text:style-name="P32"/>
      <table:table table:name="Record_Of_Changes" table:style-name="Record_5f_Of_5f_Changes">
        <table:table-column table:style-name="Record_5f_Of_5f_Changes.A"/>
        <table:table-column table:style-name="Record_5f_Of_5f_Changes.B"/>
        <table:table-column table:style-name="Record_5f_Of_5f_Changes.C"/>
        <table:table-column table:style-name="Record_5f_Of_5f_Changes.D"/>
        <table:table-header-rows>
          <table:table-row>
            <table:table-cell table:style-name="Record_5f_Of_5f_Changes.A1" office:value-type="string">
              <text:p text:style-name="P33">Version</text:p>
            </table:table-cell>
            <table:table-cell table:style-name="Record_5f_Of_5f_Changes.A1" office:value-type="string">
              <text:p text:style-name="P33">Author</text:p>
            </table:table-cell>
            <table:table-cell table:style-name="Record_5f_Of_5f_Changes.A1" office:value-type="string">
              <text:p text:style-name="P33">Modification</text:p>
            </table:table-cell>
            <table:table-cell table:style-name="Record_5f_Of_5f_Changes.D1" office:value-type="string">
              <text:p text:style-name="P33"/>
            </table:table-cell>
          </table:table-row>
        </table:table-header-rows>
        <table:table-row>
          <table:table-cell table:style-name="Record_5f_Of_5f_Changes.A2" office:value-type="string">
            <text:p text:style-name="P12">0.0.1</text:p>
          </table:table-cell>
          <table:table-cell table:style-name="Record_5f_Of_5f_Changes.A2" office:value-type="string">
            <text:p text:style-name="P12">JFG</text:p>
          </table:table-cell>
          <table:table-cell table:style-name="Record_5f_Of_5f_Changes.A2" office:value-type="string">
            <text:p text:style-name="P12">creation</text:p>
          </table:table-cell>
          <table:table-cell table:style-name="Record_5f_Of_5f_Changes.D2" office:value-type="string">
            <text:p text:style-name="P12"/>
          </table:table-cell>
        </table:table-row>
      </table:table>
      <text:p text:style-name="P31"/>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Table of Contents</text:p>
          </text:index-title>
          <text:p text:style-name="P40">1 <text:s/>Scope<text:tab/>6</text:p>
          <text:p text:style-name="P41">1.1 <text:s/>Identification<text:tab/>6</text:p>
          <text:p text:style-name="P41">1.2 <text:s/>System Overview<text:tab/>6</text:p>
          <text:p text:style-name="P42">1.2.1 <text:s/>Device Environment<text:tab/>6</text:p>
          <text:p text:style-name="P42">1.2.2 <text:s/>Device Architecture<text:tab/>6</text:p>
          <text:p text:style-name="P41">1.3 <text:s/>Document Overview<text:tab/>6</text:p>
          <text:p text:style-name="P40">2 <text:s/>Referenced Documents<text:tab/>7</text:p>
          <text:p text:style-name="P40">3 <text:s/>Test Description<text:tab/>8</text:p>
          <text:p text:style-name="P40">4 <text:s/>Test Results<text:tab/>9</text:p>
          <text:p text:style-name="P40">5 <text:s/>Notes<text:tab/>10</text:p>
          <text:p text:style-name="P41">5.1 <text:s/>Acronyms and Abbreviations<text:tab/>10</text:p>
          <text:p text:style-name="P41">5.2 <text:s/>Definitions<text:tab/>10</text:p>
        </text:index-body>
      </text:table-of-content>
      <text:p text:style-name="P31"/>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2">Illustration Index</text:p>
          </text:index-title>
        </text:index-body>
      </text:illustration-index>
      <text:p text:style-name="P3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3">Index of Tables</text:p>
          </text:index-title>
          <text:p text:style-name="P43">Table 1 - referenced documents<text:tab/>9</text:p>
        </text:index-body>
      </text:table-index>
      <text:p text:style-name="P31"/>
      <text:h text:style-name="P18" text:outline-level="1">Scope</text:h>
      <text:h text:style-name="Heading_20_2" text:outline-level="2">Identification</text:h>
      <text:p text:style-name="P26"/>
      <text:h text:style-name="Heading_20_2" text:outline-level="2">System Overview</text:h>
      <text:h text:style-name="P24" text:outline-level="3">Device Environment</text:h>
      <text:p text:style-name="P27"/>
      <text:h text:style-name="Heading_20_3" text:outline-level="3">Device Architecture</text:h>
      <text:p text:style-name="P38"/>
      <text:h text:style-name="P29" text:outline-level="2">Document Overview</text:h>
      <text:p text:style-name="Paragraph"/>
      <text:p text:style-name="Paragraph"/>
      <text:p text:style-name="Paragraph"/>
      <text:h text:style-name="P19" text:outline-level="1">Referenced Documents</text:h>
      <text:p text:style-name="P30"/>
      <table:table table:name="Documents" table:style-name="Documents">
        <table:table-column table:style-name="Documents.A"/>
        <table:table-column table:style-name="Documents.B"/>
        <table:table-column table:style-name="Documents.C" table:number-columns-repeated="2"/>
        <table:table-column table:style-name="Documents.E"/>
        <table:table-row>
          <table:table-cell table:style-name="Documents.A1" office:value-type="string">
            <text:p text:style-name="P34">Reference</text:p>
          </table:table-cell>
          <table:table-cell table:style-name="Documents.A1" office:value-type="string">
            <text:p text:style-name="P34">Title</text:p>
          </table:table-cell>
          <table:table-cell table:style-name="Documents.A1" office:value-type="string">
            <text:p text:style-name="P35">Version</text:p>
          </table:table-cell>
          <table:table-cell table:style-name="Documents.A1" office:value-type="string">
            <text:p text:style-name="P35">Date</text:p>
          </table:table-cell>
          <table:table-cell table:style-name="Documents.E1" office:value-type="string">
            <text:p text:style-name="P34">Organization</text:p>
          </table:table-cell>
        </table:table-row>
        <table:table-row>
          <table:table-cell table:style-name="Documents.A2" office:value-type="string">
            <text:p text:style-name="P7"/>
          </table:table-cell>
          <table:table-cell table:style-name="Documents.A2" office:value-type="string">
            <text:p text:style-name="P10"/>
          </table:table-cell>
          <table:table-cell table:style-name="Documents.A2" office:value-type="string">
            <text:p text:style-name="P8"/>
          </table:table-cell>
          <table:table-cell table:style-name="Documents.A2" office:value-type="string">
            <text:p text:style-name="P8"/>
          </table:table-cell>
          <table:table-cell table:style-name="Documents.E2" office:value-type="string">
            <text:p text:style-name="P7"/>
          </table:table-cell>
        </table:table-row>
        <table:table-row>
          <table:table-cell table:style-name="Documents.A2" office:value-type="string">
            <text:p text:style-name="P7"/>
          </table:table-cell>
          <table:table-cell table:style-name="Documents.A2" office:value-type="string">
            <text:p text:style-name="P9"/>
          </table:table-cell>
          <table:table-cell table:style-name="Documents.A2" office:value-type="string">
            <text:p text:style-name="P8"/>
          </table:table-cell>
          <table:table-cell table:style-name="Documents.A2" office:value-type="string">
            <text:p text:style-name="P8"/>
          </table:table-cell>
          <table:table-cell table:style-name="Documents.E2" office:value-type="string">
            <text:p text:style-name="P7"/>
          </table:table-cell>
        </table:table-row>
        <table:table-row>
          <table:table-cell table:style-name="Documents.A2" office:value-type="string">
            <text:p text:style-name="P7"/>
          </table:table-cell>
          <table:table-cell table:style-name="Documents.A2" office:value-type="string">
            <text:p text:style-name="P9"/>
          </table:table-cell>
          <table:table-cell table:style-name="Documents.A2" office:value-type="string">
            <text:p text:style-name="P8"/>
          </table:table-cell>
          <table:table-cell table:style-name="Documents.A2" office:value-type="string">
            <text:p text:style-name="P8"/>
          </table:table-cell>
          <table:table-cell table:style-name="Documents.E2" office:value-type="string">
            <text:p text:style-name="P7"/>
          </table:table-cell>
        </table:table-row>
        <table:table-row>
          <table:table-cell table:style-name="Documents.A2" office:value-type="string">
            <text:p text:style-name="P7"/>
          </table:table-cell>
          <table:table-cell table:style-name="Documents.A2" office:value-type="string">
            <text:p text:style-name="P9"/>
          </table:table-cell>
          <table:table-cell table:style-name="Documents.A2" office:value-type="string">
            <text:p text:style-name="P8"/>
          </table:table-cell>
          <table:table-cell table:style-name="Documents.A2" office:value-type="string">
            <text:p text:style-name="P8"/>
          </table:table-cell>
          <table:table-cell table:style-name="Documents.E2" office:value-type="string">
            <text:p text:style-name="P7"/>
          </table:table-cell>
        </table:table-row>
        <table:table-row>
          <table:table-cell table:style-name="Documents.A2" office:value-type="string">
            <text:p text:style-name="P7"/>
          </table:table-cell>
          <table:table-cell table:style-name="Documents.A2" office:value-type="string">
            <text:p text:style-name="P9"/>
          </table:table-cell>
          <table:table-cell table:style-name="Documents.A2" office:value-type="string">
            <text:p text:style-name="P8"/>
          </table:table-cell>
          <table:table-cell table:style-name="Documents.A2" office:value-type="string">
            <text:p text:style-name="P8"/>
          </table:table-cell>
          <table:table-cell table:style-name="Documents.E2" office:value-type="string">
            <text:p text:style-name="P7"/>
          </table:table-cell>
        </table:table-row>
        <table:table-row>
          <table:table-cell table:style-name="Documents.A2" office:value-type="string">
            <text:p text:style-name="P7"/>
          </table:table-cell>
          <table:table-cell table:style-name="Documents.A2" office:value-type="string">
            <text:p text:style-name="P9"/>
          </table:table-cell>
          <table:table-cell table:style-name="Documents.A2" office:value-type="string">
            <text:p text:style-name="P8"/>
          </table:table-cell>
          <table:table-cell table:style-name="Documents.A2" office:value-type="string">
            <text:p text:style-name="P8"/>
          </table:table-cell>
          <table:table-cell table:style-name="Documents.E2" office:value-type="string">
            <text:p text:style-name="P7"/>
          </table:table-cell>
        </table:table-row>
        <table:table-row>
          <table:table-cell table:style-name="Documents.A2" office:value-type="string">
            <text:p text:style-name="P7"/>
          </table:table-cell>
          <table:table-cell table:style-name="Documents.A2" office:value-type="string">
            <text:p text:style-name="P9"/>
          </table:table-cell>
          <table:table-cell table:style-name="Documents.A2" office:value-type="string">
            <text:p text:style-name="P8"/>
          </table:table-cell>
          <table:table-cell table:style-name="Documents.A2" office:value-type="string">
            <text:p text:style-name="P8"/>
          </table:table-cell>
          <table:table-cell table:style-name="Documents.E2" office:value-type="string">
            <text:p text:style-name="P7"/>
          </table:table-cell>
        </table:table-row>
      </table:table>
      <text:p text:style-name="P28">Table <text:sequence text:ref-name="refTable0" text:name="Table" text:formula="ooow:Table+1" style:num-format="1">1</text:sequence> - referenced documents</text:p>
      <text:p text:style-name="P30"/>
      <text:p text:style-name="P30"/>
      <text:h text:style-name="P19" text:outline-level="1">Test Setup</text:h>
      <text:h text:style-name="Heading_20_2" text:outline-level="2">Hardware configuration</text:h>
      <text:h text:style-name="Heading_20_3" text:outline-level="3">Material</text:h>
      <text:h text:style-name="Heading_20_4" text:outline-level="4">PC Host</text:h>
      <text:h text:style-name="Heading_20_5" text:outline-level="5">Model</text:h>
      <text:p text:style-name="Paragraph">DELL PowerEdge T105</text:p>
      <text:h text:style-name="Heading_20_5" text:outline-level="5">Processor</text:h>
      <text:p text:style-name="Paragraph">Dual Core AMD Opteron 1214</text:p>
      <text:h text:style-name="Heading_20_5" text:outline-level="5">Root Complex</text:h>
      <text:p text:style-name="Paragraph">Nvidia CK804 PCIE Bridge</text:p>
      <text:h text:style-name="Heading_20_4" text:outline-level="4">PCI Express adapter</text:h>
      <text:p text:style-name="Paragraph">PCIe x4 HIB2 Host Adapter (Part Number: OSS-PCIe-HIB2-x4-H ) produced by OneStopSystem</text:p>
      <text:h text:style-name="Heading_20_4" text:outline-level="4">PCI Express External Cable</text:h>
      <text:p text:style-name="Paragraph"/>
      <text:h text:style-name="Heading_20_4" text:outline-level="4">VME crate</text:h>
      <text:p text:style-name="Paragraph"/>
      <text:h text:style-name="Heading_20_4" text:outline-level="4">PEV100 board</text:h>
      <text:p text:style-name="Paragraph"/>
      <text:h text:style-name="Heading_20_4" text:outline-level="4">VME Test Board</text:h>
      <text:p text:style-name="Paragraph"/>
      <text:h text:style-name="Heading_20_4" text:outline-level="4">VME Display</text:h>
      <text:p text:style-name="Paragraph"/>
      <text:h text:style-name="Heading_20_4" text:outline-level="4">XMC – PCIe Adapter</text:h>
      <text:p text:style-name="Paragraph"/>
      <text:h text:style-name="Heading_20_3" text:outline-level="3">Set-up</text:h>
      <text:p text:style-name="Paragraph"/>
      <text:h text:style-name="Heading_20_2" text:outline-level="2">Software Configuration</text:h>
      <text:h text:style-name="Heading_20_3" text:outline-level="3">Operating System</text:h>
      <text:p text:style-name="Paragraph"/>
      <text:p text:style-name="P44">apollon:/home/ioxos # uname -a</text:p>
      <text:p text:style-name="P44">Linux apollon 2.6.22.5-31-default #1 SMP 2007/09/21 22:29:00 UTC x86_64 x86_64 x86_64 GNU/Linux</text:p>
      <text:p text:style-name="P44"><text:soft-page-break/>apollon:/home/ioxos #</text:p>
      <text:h text:style-name="Heading_20_3" text:outline-level="3">Tools</text:h>
      <text:h text:style-name="Heading_20_4" text:outline-level="4">lspci</text:h>
      <text:p text:style-name="Paragraph"/>
      <text:h text:style-name="Heading_20_4" text:outline-level="4">Minicom</text:h>
      <text:p text:style-name="Paragraph"/>
      <text:h text:style-name="Heading_20_4" text:outline-level="4">pev driver</text:h>
      <text:p text:style-name="Paragraph"/>
      <text:h text:style-name="Heading_20_4" text:outline-level="4">XprsMon</text:h>
      <text:p text:style-name="Paragraph"/>
      <text:h text:style-name="P39" text:outline-level="1">Test Description</text:h>
      <text:h text:style-name="Heading_20_2" text:outline-level="2">PEX8624</text:h>
      <text:h text:style-name="Heading_20_3" text:outline-level="3">Upstream Port</text:h>
      <text:h text:style-name="Heading_20_3" text:outline-level="3">Downstream Ports</text:h>
      <text:h text:style-name="Heading_20_2" text:outline-level="2">PCI Express End Point</text:h>
      <text:h text:style-name="Heading_20_3" text:outline-level="3">Registers</text:h>
      <text:h text:style-name="Heading_20_4" text:outline-level="4">PCI Configuration</text:h>
      <text:h text:style-name="Heading_20_4" text:outline-level="4">Control and Status</text:h>
      <text:h text:style-name="Heading_20_5" text:outline-level="5">ILOC_Static</text:h>
      <text:p text:style-name="Paragraph">Check SW500 default position</text:p>
      <text:p text:style-name="Paragraph"/>
      <table:table table:name="SW500" table:style-name="SW500">
        <table:table-column table:style-name="SW500.A" table:number-columns-repeated="8"/>
        <table:table-column table:style-name="SW500.I"/>
        <table:table-row table:style-name="SW500.1">
          <table:table-cell table:style-name="SW500.A1" office:value-type="string">
            <text:p text:style-name="P46">8</text:p>
          </table:table-cell>
          <table:table-cell table:style-name="SW500.A1" office:value-type="string">
            <text:p text:style-name="P46">7</text:p>
          </table:table-cell>
          <table:table-cell table:style-name="SW500.A1" office:value-type="string">
            <text:p text:style-name="P46">6</text:p>
          </table:table-cell>
          <table:table-cell table:style-name="SW500.A1" office:value-type="string">
            <text:p text:style-name="P46">5</text:p>
          </table:table-cell>
          <table:table-cell table:style-name="SW500.A1" office:value-type="string">
            <text:p text:style-name="P46">4</text:p>
          </table:table-cell>
          <table:table-cell table:style-name="SW500.A1" office:value-type="string">
            <text:p text:style-name="P46">3</text:p>
          </table:table-cell>
          <table:table-cell table:style-name="SW500.A1" office:value-type="string">
            <text:p text:style-name="P46">2</text:p>
          </table:table-cell>
          <table:table-cell table:style-name="SW500.A1" office:value-type="string">
            <text:p text:style-name="P46">1</text:p>
          </table:table-cell>
          <table:table-cell table:style-name="SW500.I1" office:value-type="string">
            <text:p text:style-name="P46"/>
          </table:table-cell>
        </table:table-row>
        <table:table-row table:style-name="SW500.1">
          <table:table-cell table:style-name="SW500.A2" office:value-type="string">
            <text:p text:style-name="P46"><text:span text:style-name="T5"/></text:p>
          </table:table-cell>
          <table:table-cell table:style-name="SW500.B2" office:value-type="string">
            <text:p text:style-name="P46"><text:span text:style-name="T5"/></text:p>
          </table:table-cell>
          <table:table-cell table:style-name="SW500.B2" office:value-type="string">
            <text:p text:style-name="P46"><text:span text:style-name="T5"></text:span></text:p>
          </table:table-cell>
          <table:table-cell table:style-name="SW500.B2" office:value-type="string">
            <text:p text:style-name="P46"><text:span text:style-name="T5"/></text:p>
          </table:table-cell>
          <table:table-cell table:style-name="SW500.B2" office:value-type="string">
            <text:p text:style-name="P46"><text:span text:style-name="T5"></text:span></text:p>
          </table:table-cell>
          <table:table-cell table:style-name="SW500.B2" office:value-type="string">
            <text:p text:style-name="P46"><text:span text:style-name="T5"></text:span></text:p>
          </table:table-cell>
          <table:table-cell table:style-name="SW500.B2" office:value-type="string">
            <text:p text:style-name="P46"><text:span text:style-name="T5"/></text:p>
          </table:table-cell>
          <table:table-cell table:style-name="SW500.H2" office:value-type="string">
            <text:p text:style-name="P46"><text:span text:style-name="T5"/></text:p>
          </table:table-cell>
          <table:table-cell table:style-name="SW500.I2" office:value-type="string">
            <text:p text:style-name="P8"><text:span text:style-name="T6">OFF</text:span></text:p>
          </table:table-cell>
        </table:table-row>
        <table:table-row table:style-name="SW500.1">
          <table:table-cell table:style-name="SW500.A3" office:value-type="string">
            <text:p text:style-name="P46"><text:span text:style-name="T5"></text:span></text:p>
          </table:table-cell>
          <table:table-cell table:style-name="SW500.B3" office:value-type="string">
            <text:p text:style-name="P46"><text:span text:style-name="T5"></text:span></text:p>
          </table:table-cell>
          <table:table-cell table:style-name="SW500.B3" office:value-type="string">
            <text:p text:style-name="P46"><text:span text:style-name="T5"/></text:p>
          </table:table-cell>
          <table:table-cell table:style-name="SW500.B3" office:value-type="string">
            <text:p text:style-name="P46"><text:span text:style-name="T5"></text:span></text:p>
          </table:table-cell>
          <table:table-cell table:style-name="SW500.B3" office:value-type="string">
            <text:p text:style-name="P46"><text:span text:style-name="T5"/></text:p>
          </table:table-cell>
          <table:table-cell table:style-name="SW500.B3" office:value-type="string">
            <text:p text:style-name="P46"/>
          </table:table-cell>
          <table:table-cell table:style-name="SW500.B3" office:value-type="string">
            <text:p text:style-name="P46"><text:span text:style-name="T5"></text:span></text:p>
          </table:table-cell>
          <table:table-cell table:style-name="SW500.H3" office:value-type="string">
            <text:p text:style-name="P46"><text:span text:style-name="T5"></text:span></text:p>
          </table:table-cell>
          <table:table-cell table:style-name="SW500.I2" office:value-type="string">
            <text:p text:style-name="P47">ON</text:p>
          </table:table-cell>
        </table:table-row>
      </table:table>
      <text:p text:style-name="Paragraph"/>
      <text:p text:style-name="Paragraph">Shall read 0xcb</text:p>
      <text:p text:style-name="Paragraph"/>
      <text:p text:style-name="Paragraph">Check SW501 default position</text:p>
      <text:p text:style-name="Paragraph"/>
      <table:table table:name="Table3" table:style-name="Table3">
        <table:table-column table:style-name="Table3.A" table:number-columns-repeated="8"/>
        <table:table-column table:style-name="Table3.I"/>
        <table:table-row table:style-name="Table3.1">
          <table:table-cell table:style-name="Table3.A1" office:value-type="string">
            <text:p text:style-name="P46">8</text:p>
          </table:table-cell>
          <table:table-cell table:style-name="Table3.A1" office:value-type="string">
            <text:p text:style-name="P46">7</text:p>
          </table:table-cell>
          <table:table-cell table:style-name="Table3.A1" office:value-type="string">
            <text:p text:style-name="P46">6</text:p>
          </table:table-cell>
          <table:table-cell table:style-name="Table3.A1" office:value-type="string">
            <text:p text:style-name="P46">5</text:p>
          </table:table-cell>
          <table:table-cell table:style-name="Table3.A1" office:value-type="string">
            <text:p text:style-name="P46">4</text:p>
          </table:table-cell>
          <table:table-cell table:style-name="Table3.A1" office:value-type="string">
            <text:p text:style-name="P46">3</text:p>
          </table:table-cell>
          <table:table-cell table:style-name="Table3.A1" office:value-type="string">
            <text:p text:style-name="P46">2</text:p>
          </table:table-cell>
          <table:table-cell table:style-name="Table3.A1" office:value-type="string">
            <text:p text:style-name="P46">1</text:p>
          </table:table-cell>
          <table:table-cell table:style-name="Table3.I1" office:value-type="string">
            <text:p text:style-name="P46"/>
          </table:table-cell>
        </table:table-row>
        <table:table-row table:style-name="Table3.1">
          <table:table-cell table:style-name="Table3.A2" office:value-type="string">
            <text:p text:style-name="P46"><text:span text:style-name="T5"></text:span></text:p>
          </table:table-cell>
          <table:table-cell table:style-name="Table3.B2" office:value-type="string">
            <text:p text:style-name="P46"><text:span text:style-name="T5"></text:span></text:p>
          </table:table-cell>
          <table:table-cell table:style-name="Table3.B2" office:value-type="string">
            <text:p text:style-name="P46"><text:span text:style-name="T5"/></text:p>
          </table:table-cell>
          <table:table-cell table:style-name="Table3.B2" office:value-type="string">
            <text:p text:style-name="P46"><text:span text:style-name="T5"></text:span></text:p>
          </table:table-cell>
          <table:table-cell table:style-name="Table3.B2" office:value-type="string">
            <text:p text:style-name="P46"><text:span text:style-name="T5"></text:span></text:p>
          </table:table-cell>
          <table:table-cell table:style-name="Table3.B2" office:value-type="string">
            <text:p text:style-name="P46"><text:span text:style-name="T5"></text:span></text:p>
          </table:table-cell>
          <table:table-cell table:style-name="Table3.B2" office:value-type="string">
            <text:p text:style-name="P46"><text:span text:style-name="T5"/></text:p>
          </table:table-cell>
          <table:table-cell table:style-name="Table3.H2" office:value-type="string">
            <text:p text:style-name="P46"><text:span text:style-name="T5"></text:span></text:p>
          </table:table-cell>
          <table:table-cell table:style-name="Table3.I1" office:value-type="string">
            <text:p text:style-name="P8"><text:span text:style-name="T6">OFF</text:span></text:p>
          </table:table-cell>
        </table:table-row>
        <table:table-row table:style-name="Table3.1">
          <table:table-cell table:style-name="Table3.A3" office:value-type="string">
            <text:p text:style-name="P46"/>
          </table:table-cell>
          <table:table-cell table:style-name="Table3.B3" office:value-type="string">
            <text:p text:style-name="P46"/>
          </table:table-cell>
          <table:table-cell table:style-name="Table3.B3" office:value-type="string">
            <text:p text:style-name="P46"><text:span text:style-name="T5"></text:span></text:p>
          </table:table-cell>
          <table:table-cell table:style-name="Table3.B3" office:value-type="string">
            <text:p text:style-name="P46"/>
          </table:table-cell>
          <table:table-cell table:style-name="Table3.B3" office:value-type="string">
            <text:p text:style-name="P46"/>
          </table:table-cell>
          <table:table-cell table:style-name="Table3.B3" office:value-type="string">
            <text:p text:style-name="P46"/>
          </table:table-cell>
          <table:table-cell table:style-name="Table3.B3" office:value-type="string">
            <text:p text:style-name="P46"><text:span text:style-name="T5"></text:span></text:p>
          </table:table-cell>
          <table:table-cell table:style-name="Table3.H3" office:value-type="string">
            <text:p text:style-name="P46"/>
          </table:table-cell>
          <table:table-cell table:style-name="Table3.I1" office:value-type="string">
            <text:p text:style-name="P47">ON</text:p>
          </table:table-cell>
        </table:table-row>
      </table:table>
      <text:p text:style-name="Paragraph"/>
      <text:p text:style-name="Paragraph"><text:soft-page-break/>Shall read 0x44</text:p>
      <text:p text:style-name="Paragraph"/>
      <text:p text:style-name="Paragraph">Check SW502 default position</text:p>
      <text:p text:style-name="Paragraph"/>
      <table:table table:name="Table4" table:style-name="Table4">
        <table:table-column table:style-name="Table4.A" table:number-columns-repeated="8"/>
        <table:table-column table:style-name="Table4.I"/>
        <table:table-row table:style-name="Table4.1">
          <table:table-cell table:style-name="Table4.A1" office:value-type="string">
            <text:p text:style-name="P46">8</text:p>
          </table:table-cell>
          <table:table-cell table:style-name="Table4.A1" office:value-type="string">
            <text:p text:style-name="P46">7</text:p>
          </table:table-cell>
          <table:table-cell table:style-name="Table4.A1" office:value-type="string">
            <text:p text:style-name="P46">6</text:p>
          </table:table-cell>
          <table:table-cell table:style-name="Table4.A1" office:value-type="string">
            <text:p text:style-name="P46">5</text:p>
          </table:table-cell>
          <table:table-cell table:style-name="Table4.A1" office:value-type="string">
            <text:p text:style-name="P46">4</text:p>
          </table:table-cell>
          <table:table-cell table:style-name="Table4.A1" office:value-type="string">
            <text:p text:style-name="P46">3</text:p>
          </table:table-cell>
          <table:table-cell table:style-name="Table4.A1" office:value-type="string">
            <text:p text:style-name="P46">2</text:p>
          </table:table-cell>
          <table:table-cell table:style-name="Table4.A1" office:value-type="string">
            <text:p text:style-name="P46">1</text:p>
          </table:table-cell>
          <table:table-cell table:style-name="Table4.I1" office:value-type="string">
            <text:p text:style-name="P46"/>
          </table:table-cell>
        </table:table-row>
        <table:table-row table:style-name="Table4.1">
          <table:table-cell table:style-name="Table4.A2" office:value-type="string">
            <text:p text:style-name="P46"><text:span text:style-name="T5"></text:span></text:p>
          </table:table-cell>
          <table:table-cell table:style-name="Table4.B2" office:value-type="string">
            <text:p text:style-name="P46"><text:span text:style-name="T5"></text:span></text:p>
          </table:table-cell>
          <table:table-cell table:style-name="Table4.B2" office:value-type="string">
            <text:p text:style-name="P46"><text:span text:style-name="T5"></text:span></text:p>
          </table:table-cell>
          <table:table-cell table:style-name="Table4.B2" office:value-type="string">
            <text:p text:style-name="P46"><text:span text:style-name="T5"></text:span></text:p>
          </table:table-cell>
          <table:table-cell table:style-name="Table4.B2" office:value-type="string">
            <text:p text:style-name="P46"><text:span text:style-name="T5"></text:span></text:p>
          </table:table-cell>
          <table:table-cell table:style-name="Table4.B2" office:value-type="string">
            <text:p text:style-name="P46"><text:span text:style-name="T5"></text:span></text:p>
          </table:table-cell>
          <table:table-cell table:style-name="Table4.B2" office:value-type="string">
            <text:p text:style-name="P46"><text:span text:style-name="T5"></text:span></text:p>
          </table:table-cell>
          <table:table-cell table:style-name="Table4.H2" office:value-type="string">
            <text:p text:style-name="P46"><text:span text:style-name="T5"></text:span></text:p>
          </table:table-cell>
          <table:table-cell table:style-name="Table4.I1" office:value-type="string">
            <text:p text:style-name="P8"><text:span text:style-name="T6">OFF</text:span></text:p>
          </table:table-cell>
        </table:table-row>
        <table:table-row table:style-name="Table4.1">
          <table:table-cell table:style-name="Table4.A3" office:value-type="string">
            <text:p text:style-name="P46"/>
          </table:table-cell>
          <table:table-cell table:style-name="Table4.B3" office:value-type="string">
            <text:p text:style-name="P46"/>
          </table:table-cell>
          <table:table-cell table:style-name="Table4.B3" office:value-type="string">
            <text:p text:style-name="P46"/>
          </table:table-cell>
          <table:table-cell table:style-name="Table4.B3" office:value-type="string">
            <text:p text:style-name="P46"/>
          </table:table-cell>
          <table:table-cell table:style-name="Table4.B3" office:value-type="string">
            <text:p text:style-name="P46"/>
          </table:table-cell>
          <table:table-cell table:style-name="Table4.B3" office:value-type="string">
            <text:p text:style-name="P46"/>
          </table:table-cell>
          <table:table-cell table:style-name="Table4.B3" office:value-type="string">
            <text:p text:style-name="P46"/>
          </table:table-cell>
          <table:table-cell table:style-name="Table4.H3" office:value-type="string">
            <text:p text:style-name="P46"/>
          </table:table-cell>
          <table:table-cell table:style-name="Table4.I1" office:value-type="string">
            <text:p text:style-name="P47">ON</text:p>
          </table:table-cell>
        </table:table-row>
      </table:table>
      <text:p text:style-name="Paragraph"/>
      <text:p text:style-name="Paragraph">Shall read 0x00</text:p>
      <text:p text:style-name="Paragraph">Read ILOC_Static register</text:p>
      <text:p text:style-name="Paragraph"/>
      <text:p text:style-name="Preformatted_20_Text">XprsMon&gt;pio.w 0</text:p>
      <text:p text:style-name="Preformatted_20_Text">0x00000000 : 000044cb -&gt; .</text:p>
      <text:p text:style-name="Preformatted_20_Text">XprsMon&gt; </text:p>
      <text:p text:style-name="Paragraph"/>
      <text:p text:style-name="Paragraph">Shall read 0x000044cb</text:p>
      <text:p text:style-name="Paragraph"/>
      <text:p text:style-name="Paragraph">Put all switches on the OFF position and check ILOC_Static</text:p>
      <text:p text:style-name="Paragraph"/>
      <text:p text:style-name="Preformatted_20_Text"/>
      <text:p text:style-name="Paragraph"/>
      <text:p text:style-name="Paragraph">Put all switches on the ON position and check ILOC_Static</text:p>
      <text:p text:style-name="Paragraph"/>
      <text:p text:style-name="Preformatted_20_Text"/>
      <text:p text:style-name="Paragraph"/>
      <text:h text:style-name="Heading_20_5" text:outline-level="5">ILOC_Cable_1</text:h>
      <text:p text:style-name="Preformatted_20_Text">XprsMon&gt;pio.w 4</text:p>
      <text:p text:style-name="Preformatted_20_Text">0x00000004 : 00000020 -&gt; .</text:p>
      <text:p text:style-name="Preformatted_20_Text">XprsMon&gt;</text:p>
      <text:h text:style-name="Heading_20_5" text:outline-level="5">ILOC_Cable_2</text:h>
      <text:p text:style-name="Preformatted_20_Text">XprsMon&gt;pio.w 8</text:p>
      <text:p text:style-name="Preformatted_20_Text">0x00000008 : 00000020 -&gt; .</text:p>
      <text:p text:style-name="Preformatted_20_Text">XprsMon&gt;</text:p>
      <text:h text:style-name="Heading_20_5" text:outline-level="5">ILOC_PON_FSM</text:h>
      <text:p text:style-name="Preformatted_20_Text">XprsMon&gt;pio.w c</text:p>
      <text:p text:style-name="Preformatted_20_Text">0x0000000c : 0002004f -&gt; .</text:p>
      <text:p text:style-name="Preformatted_20_Text">XprsMon&gt;</text:p>
      <text:h text:style-name="Heading_20_5" text:outline-level="5">ILOC_SPI</text:h>
      <text:p text:style-name="Preformatted_20_Text">XprsMon&gt;pio.w 10</text:p>
      <text:p text:style-name="Preformatted_20_Text">0x00000010 : 00000004 -&gt; .</text:p>
      <text:p text:style-name="Preformatted_20_Text">XprsMon&gt;</text:p>
      <text:h text:style-name="Heading_20_5" text:outline-level="5"><text:soft-page-break/>ILOC_PCIE_Switch</text:h>
      <text:p text:style-name="Preformatted_20_Text">XprsMon&gt;pio.w 14</text:p>
      <text:p text:style-name="Preformatted_20_Text">0x00000014 : f4000030 -&gt; .</text:p>
      <text:p text:style-name="Preformatted_20_Text">XprsMon&gt;</text:p>
      <text:h text:style-name="Heading_20_5" text:outline-level="5">ILOC_SIGN</text:h>
      <text:p text:style-name="Preformatted_20_Text">XprsMon&gt;pio.w 18</text:p>
      <text:p text:style-name="Preformatted_20_Text">0x00000018 : 26080801 -&gt; .</text:p>
      <text:p text:style-name="Preformatted_20_Text">XprsMon&gt;</text:p>
      <text:h text:style-name="Heading_20_5" text:outline-level="5">ILOC_GENCTL</text:h>
      <text:p text:style-name="Preformatted_20_Text">XprsMon&gt;pio.w 1c</text:p>
      <text:p text:style-name="Preformatted_20_Text">0x0000001c : 00000001 -&gt; .</text:p>
      <text:p text:style-name="Preformatted_20_Text">XprsMon&gt; </text:p>
      <text:h text:style-name="Heading_20_5" text:outline-level="5">ILOC_MMUADD</text:h>
      <text:p text:style-name="Preformatted_20_Text"/>
      <text:h text:style-name="Heading_20_5" text:outline-level="5">ILOC_MMUDAT</text:h>
      <text:p text:style-name="Preformatted_20_Text"/>
      <text:p text:style-name="Paragraph"/>
      <text:h text:style-name="Heading_20_3" text:outline-level="3">Scatter-Gather Mechanism</text:h>
      <text:p text:style-name="Paragraph"/>
      <text:h text:style-name="Heading_20_2" text:outline-level="2">VME64x Interface</text:h>
      <text:h text:style-name="Heading_20_2" text:outline-level="2">Shared Memory Access</text:h>
      <text:p text:style-name="Paragraph"/>
      <text:p text:style-name="Paragraph"/>
      <text:p text:style-name="Paragraph"><draw:frame draw:style-name="fr2" draw:name="Object1" text:anchor-type="paragraph" svg:width="14.101cm" svg:height="9.999cm" draw:z-index="1"><draw:object xlink:href="./Object 1" xlink:type="simple" xlink:show="embed" xlink:actuate="onLoad"/><draw:image xlink:href="./ObjectReplacements/Object 1" xlink:type="simple" xlink:show="embed" xlink:actuate="onLoad"/></draw:frame><text:soft-page-break/></text:p>
      <text:p text:style-name="Paragraph"/>
      <text:h text:style-name="Heading_20_3" text:outline-level="3">PCI Express loopback</text:h>
      <text:h text:style-name="Heading_20_4" text:outline-level="4">Simple loopback test</text:h>
      <text:p text:style-name="Paragraph">Write loop</text:p>
      <text:p text:style-name="Paragraph">read loop</text:p>
      <text:p text:style-name="Paragraph">write/read loop</text:p>
      <text:h text:style-name="Heading_20_4" text:outline-level="4">Loopback test + VME perturbation</text:h>
      <text:h text:style-name="Heading_20_5" text:outline-level="5">VME Write perturbation</text:h>
      <text:h text:style-name="Heading_20_5" text:outline-level="5">VME Read perturbation</text:h>
      <text:p text:style-name="Index"/>
      <text:h text:style-name="Heading_20_3" text:outline-level="3">VME loopback through VME slave Port</text:h>
      <text:h text:style-name="Heading_20_3" text:outline-level="3">PCI Express VME crossed</text:h>
      <text:h text:style-name="Heading_20_2" text:outline-level="2">PMC Slots</text:h>
      <text:h text:style-name="Heading_20_2" text:outline-level="2">XMC Slots</text:h>
      <text:h text:style-name="Heading_20_3" text:outline-level="3">XMC#1 (upper slot)</text:h>
      <text:p text:style-name="Paragraph">Install the Technobox 4876 PCIExp2XMC carrier in the PEV1100 XMC <text:span text:style-name="T2">upper </text:span>slot</text:p>
      <text:p text:style-name="Paragraph"><text:soft-page-break/>Install a EXPI9402 PCI Express board on the XMC carrier</text:p>
      <text:p text:style-name="Paragraph">Install PEV1100 in the VME crate and connect to the PC Host using the PCI Express External cable</text:p>
      <text:p text:style-name="Paragraph">Power.on the VME crate and reset the PEV1100</text:p>
      <text:p text:style-name="Paragraph">Reboot the PC Host with Linux and login as superuser</text:p>
      <text:p text:style-name="Paragraph"/>
      <text:p text:style-name="Preformatted_20_Text">jfg@athena:~&gt;<text:span text:style-name="T1">rlogin apollon -l ioxos</text:span></text:p>
      <text:p text:style-name="Preformatted_20_Text">Password:</text:p>
      <text:p text:style-name="Preformatted_20_Text">Last login: Wed Sep <text:s/>3 11:46:41 CEST 2008 from console on :0</text:p>
      <text:p text:style-name="Preformatted_20_Text">Have a lot of fun...</text:p>
      <text:p text:style-name="Preformatted_20_Text">ioxos@apollon:~&gt; <text:span text:style-name="T1">su</text:span></text:p>
      <text:p text:style-name="Preformatted_20_Text">Password:</text:p>
      <text:p text:style-name="Preformatted_20_Text">apollon:/home/ioxos # </text:p>
      <text:p text:style-name="Paragraph"/>
      <text:p text:style-name="Paragraph">Verify that PCI enumeration process has discovered the EXPI9402 board (look for Intel 82571 Ethernet Controllers),</text:p>
      <text:p text:style-name="Paragraph"/>
      <text:p text:style-name="Preformatted_20_Text">apollon:/home/ioxos # <text:span text:style-name="T1">lspci | grep 82571</text:span></text:p>
      <text:p text:style-name="Preformatted_20_Text"><text:span text:style-name="T3">0b:00.0</text:span> Ethernet controller: Intel Corporation 82571EB Gigabit Ethernet Controller (rev 06)</text:p>
      <text:p text:style-name="Preformatted_20_Text"><text:span text:style-name="T3">0b:00.1</text:span> Ethernet controller: Intel Corporation 82571EB Gigabit Ethernet Controller (rev 06)</text:p>
      <text:p text:style-name="Preformatted_20_Text">apollon:/home/ioxos # </text:p>
      <text:p text:style-name="Paragraph"/>
      <text:p text:style-name="Paragraph">and check its position within the PCI tree.</text:p>
      <text:p text:style-name="Paragraph"/>
      <text:p text:style-name="Preformatted_20_Text">apollon:/home/ioxos # <text:span text:style-name="T1">lspci -t</text:span></text:p>
      <text:p text:style-name="Preformatted_20_Text">-[0000:00]-+-00.0</text:p>
      <text:p text:style-name="Preformatted_20_Text"><text:s text:c="11"/>+-01.0</text:p>
      <text:p text:style-name="Preformatted_20_Text"><text:s text:c="11"/>+-01.1</text:p>
      <text:p text:style-name="Preformatted_20_Text"><text:s text:c="11"/>+-02.0</text:p>
      <text:p text:style-name="Preformatted_20_Text"><text:s text:c="11"/>+-02.1</text:p>
      <text:p text:style-name="Preformatted_20_Text"><text:s text:c="11"/>+-07.0</text:p>
      <text:p text:style-name="Preformatted_20_Text"><text:s text:c="11"/>+-08.0</text:p>
      <text:p text:style-name="Preformatted_20_Text"><text:s text:c="11"/>+-09.0-[0000:01]----08.0</text:p>
      <text:p text:style-name="Preformatted_20_Text"><text:s text:c="11"/>+-0b.0-[0000:02]----00.0</text:p>
      <text:p text:style-name="Preformatted_20_Text"><text:s text:c="11"/>+-0c.0-[0000:03]--</text:p>
      <text:p text:style-name="Preformatted_20_Text"><text:s text:c="11"/>+-0d.0-[0000:04-0b]----00.0-[0000:05-0b]--+-01.0-[0000:06]--</text:p>
      <text:p text:style-name="Preformatted_20_Text"><text:s text:c="11"/>| <text:s text:c="40"/>+-04.0-[0000:07]--</text:p>
      <text:p text:style-name="Preformatted_20_Text"><text:s text:c="11"/>| <text:s text:c="40"/>+-05.0-[0000:08]----00.0</text:p>
      <text:p text:style-name="Preformatted_20_Text"><text:s text:c="11"/>| <text:s text:c="40"/>+-06.0-[0000:09]--</text:p>
      <text:p text:style-name="Preformatted_20_Text"><text:s text:c="11"/>| <text:s text:c="40"/>+-08.0-[0000:0a]--</text:p>
      <text:p text:style-name="P45"><text:s text:c="11"/>| <text:s text:c="40"/>\-<text:span text:style-name="T4">09.0-[0000:</text:span><text:span text:style-name="T3">0b]--+-00.0</text:span></text:p>
      <text:p text:style-name="Preformatted_20_Text"><text:s text:c="11"/>| <text:s text:c="58"/><text:span text:style-name="T3">\-00.1</text:span></text:p>
      <text:p text:style-name="Preformatted_20_Text"><text:s text:c="11"/>+-0e.0-[0000:0c]--</text:p>
      <text:p text:style-name="Preformatted_20_Text"><text:s text:c="11"/>+-18.0</text:p>
      <text:p text:style-name="Preformatted_20_Text"><text:s text:c="11"/>+-18.1</text:p>
      <text:p text:style-name="Preformatted_20_Text"><text:s text:c="11"/>+-18.2</text:p>
      <text:p text:style-name="Preformatted_20_Text"><text:s text:c="11"/>\-18.3</text:p>
      <text:p text:style-name="Preformatted_20_Text">apollon:/home/ioxos #</text:p>
      <text:p text:style-name="Paragraph"/>
      <text:p text:style-name="Paragraph">We can observe the XMC #1 slot is connected to the PEX8624 downstream port #9</text:p>
      <text:p text:style-name="Paragraph">Display the 82571 PCI header in human readable format and verify that it has connected to <text:s/>PEX8624 bridge <text:s/>at Speed 2.5 Gb/s, Width x4</text:p>
      <text:p text:style-name="Paragraph"/>
      <text:p text:style-name="Preformatted_20_Text">apollon:/home/ioxos # <text:span text:style-name="T1">lspci -vvv -s 0b:00.0</text:span></text:p>
      <text:p text:style-name="Preformatted_20_Text">0b:00.0 Ethernet controller: Intel Corporation 82571EB Gigabit Ethernet Controller (rev 06)</text:p>
      <text:p text:style-name="Preformatted_20_Text"><text:s text:c="8"/>Subsystem: Intel Corporation PRO/1000 PT Dual Port Server Adapter</text:p>
      <text:p text:style-name="Preformatted_20_Text"><text:s text:c="8"/>Control: I/O+ Mem+ BusMaster+ SpecCycle- MemWINV- VGASnoop- ParErr- Stepping- SERR+ FastB2B-</text:p>
      <text:p text:style-name="Preformatted_20_Text"><text:s text:c="8"/>Status: Cap+ 66MHz- UDF- FastB2B- ParErr- DEVSEL=fast &gt;TAbort- &lt;TAbort- &lt;MAbort- &gt;SERR- &lt;PERR-</text:p>
      <text:p text:style-name="Preformatted_20_Text"><text:s text:c="8"/>Latency: 0, Cache Line Size: 64 bytes</text:p>
      <text:p text:style-name="Preformatted_20_Text"><text:s text:c="8"/>Interrupt: pin A routed to IRQ 18</text:p>
      <text:p text:style-name="Preformatted_20_Text"><text:s text:c="8"/>Region 0: Memory at a0020000 (32-bit, non-prefetchable) [size=128K]</text:p>
      <text:p text:style-name="Preformatted_20_Text"><text:s text:c="8"/>Region 1: Memory at a0000000 (32-bit, non-prefetchable) [size=128K]</text:p>
      <text:p text:style-name="Preformatted_20_Text"><text:soft-page-break/><text:s text:c="8"/>Region 2: I/O ports at 5000 [size=32]</text:p>
      <text:p text:style-name="Preformatted_20_Text"><text:s text:c="8"/>[virtual] Expansion ROM at a0080000 [disabled] [size=128K]</text:p>
      <text:p text:style-name="Preformatted_20_Text"><text:s text:c="8"/>Capabilities: [c8] Power Management version 2</text:p>
      <text:p text:style-name="Preformatted_20_Text"><text:s text:c="16"/>Flags: PMEClk- DSI+ D1- D2- AuxCurrent=0mA PME(D0+,D1-,D2-,D3hot+,D3cold+)</text:p>
      <text:p text:style-name="Preformatted_20_Text"><text:s text:c="16"/>Status: D0 PME-Enable- DSel=0 DScale=1 PME-</text:p>
      <text:p text:style-name="Preformatted_20_Text"><text:s text:c="8"/>Capabilities: [d0] Message Signalled Interrupts: Mask- 64bit+ Queue=0/0 Enable-</text:p>
      <text:p text:style-name="Preformatted_20_Text"><text:s text:c="16"/>Address: 0000000000000000 <text:s/>Data: 0000</text:p>
      <text:p text:style-name="Preformatted_20_Text"><text:s text:c="8"/>Capabilities: [e0] Express Endpoint IRQ 0</text:p>
      <text:p text:style-name="Preformatted_20_Text"><text:s text:c="16"/>Device: Supported: MaxPayload 256 bytes, PhantFunc 0, ExtTag-</text:p>
      <text:p text:style-name="Preformatted_20_Text"><text:s text:c="16"/>Device: Latency L0s &lt;512ns, L1 &lt;64us</text:p>
      <text:p text:style-name="Preformatted_20_Text"><text:s text:c="16"/>Device: AtnBtn- AtnInd- PwrInd-</text:p>
      <text:p text:style-name="Preformatted_20_Text"><text:s text:c="16"/>Device: Errors: Correctable- Non-Fatal- Fatal- Unsupported-</text:p>
      <text:p text:style-name="Preformatted_20_Text"><text:s text:c="16"/>Device: RlxdOrd+ ExtTag- PhantFunc- AuxPwr- NoSnoop+</text:p>
      <text:p text:style-name="Preformatted_20_Text"><text:s text:c="16"/>Device: MaxPayload 128 bytes, MaxReadReq 512 bytes</text:p>
      <text:p text:style-name="Preformatted_20_Text"><text:s text:c="16"/>Link: Supported Speed 2.5Gb/s, Width x4, ASPM L0s, Port 9</text:p>
      <text:p text:style-name="Preformatted_20_Text"><text:s text:c="16"/>Link: Latency L0s &lt;4us, L1 &lt;64us</text:p>
      <text:p text:style-name="Preformatted_20_Text"><text:s text:c="16"/>Link: ASPM Disabled RCB 64 bytes CommClk- ExtSynch-</text:p>
      <text:p text:style-name="Preformatted_20_Text"><text:s text:c="16"/><text:span text:style-name="T3">Link: Speed 2.5Gb/s, Width x4</text:span></text:p>
      <text:p text:style-name="Preformatted_20_Text"><text:s text:c="8"/>Capabilities: [100] Advanced Error Reporting</text:p>
      <text:p text:style-name="Preformatted_20_Text"><text:s text:c="8"/>Capabilities: [140] Device Serial Number 3e-fd-8a-ff-ff-17-15-00</text:p>
      <text:p text:style-name="Preformatted_20_Text"/>
      <text:p text:style-name="Preformatted_20_Text">apollon:/home/ioxos # <text:s text:c="5"/></text:p>
      <text:p text:style-name="Paragraph"/>
      <text:h text:style-name="Heading_20_3" text:outline-level="3">XMC #2 (lower slot)</text:h>
      <text:p text:style-name="Paragraph">Install the Technobox 4876 PCIExp2XMC carrier in the PEV1100 XMC <text:span text:style-name="T2">lower </text:span>slot</text:p>
      <text:p text:style-name="Paragraph">Install a EXPI9402 PCI Express board on the XMC carrier</text:p>
      <text:p text:style-name="Paragraph">Install PEV1100 in the VME crate and connect to the PC Host using the PCI Express External cable</text:p>
      <text:p text:style-name="Paragraph">Power.on the VME crate and reset the PEV1100</text:p>
      <text:p text:style-name="Paragraph">Reboot the PC Host with Linux and login as superuser</text:p>
      <text:p text:style-name="Paragraph"/>
      <text:p text:style-name="Preformatted_20_Text">jfg@athena:~&gt;<text:span text:style-name="T1">rlogin apollon -l ioxos</text:span></text:p>
      <text:p text:style-name="Preformatted_20_Text">apollon.ioxos.ch: No route to host</text:p>
      <text:p text:style-name="Preformatted_20_Text">jfg@athena:~&gt;rlogin apollon -l ioxos</text:p>
      <text:p text:style-name="Preformatted_20_Text">Password:</text:p>
      <text:p text:style-name="Preformatted_20_Text">$Last login: Wed Sep <text:s/>3 14:28:53 CEST 2008 from console on :0</text:p>
      <text:p text:style-name="Preformatted_20_Text">Have a lot of fun...</text:p>
      <text:p text:style-name="Preformatted_20_Text">ioxos@apollon:~&gt; <text:span text:style-name="T1">su</text:span></text:p>
      <text:p text:style-name="Preformatted_20_Text">Password:</text:p>
      <text:p text:style-name="Preformatted_20_Text">apollon:/home/ioxos # </text:p>
      <text:p text:style-name="Paragraph"/>
      <text:p text:style-name="Paragraph">Verify that PCI enumeration process has discovered the EXPI9402 board (look for Intel 82571 Ethernet Controllers),</text:p>
      <text:p text:style-name="Paragraph"/>
      <text:p text:style-name="Preformatted_20_Text">apollon:/home/ioxos # <text:span text:style-name="T1">lspci | grep 82571</text:span></text:p>
      <text:p text:style-name="Preformatted_20_Text"><text:span text:style-name="T3">0b:00.0</text:span> Ethernet controller: Intel Corporation 82571EB Gigabit Ethernet Controller (rev 06)</text:p>
      <text:p text:style-name="Preformatted_20_Text"><text:span text:style-name="T3">0b:00.1</text:span> Ethernet controller: Intel Corporation 82571EB Gigabit Ethernet Controller (rev 06)</text:p>
      <text:p text:style-name="Preformatted_20_Text">apollon:/home/ioxos # </text:p>
      <text:p text:style-name="Paragraph"/>
      <text:p text:style-name="Paragraph">and check its position within the PCI tree.</text:p>
      <text:p text:style-name="Paragraph"/>
      <text:p text:style-name="Preformatted_20_Text">apollon:/home/ioxos # <text:span text:style-name="T1">lspci -t</text:span></text:p>
      <text:p text:style-name="Preformatted_20_Text">-[0000:00]-+-00.0</text:p>
      <text:p text:style-name="Preformatted_20_Text"><text:s text:c="11"/>+-01.0</text:p>
      <text:p text:style-name="Preformatted_20_Text"><text:s text:c="11"/>+-01.1</text:p>
      <text:p text:style-name="Preformatted_20_Text"><text:s text:c="11"/>+-02.0</text:p>
      <text:p text:style-name="Preformatted_20_Text"><text:s text:c="11"/>+-02.1</text:p>
      <text:p text:style-name="Preformatted_20_Text"><text:s text:c="11"/>+-07.0</text:p>
      <text:p text:style-name="Preformatted_20_Text"><text:s text:c="11"/>+-08.0</text:p>
      <text:p text:style-name="Preformatted_20_Text"><text:s text:c="11"/>+-09.0-[0000:01]----08.0</text:p>
      <text:p text:style-name="Preformatted_20_Text"><text:s text:c="11"/>+-0b.0-[0000:02]----00.0</text:p>
      <text:p text:style-name="Preformatted_20_Text"><text:s text:c="11"/>+-0c.0-[0000:03]--</text:p>
      <text:p text:style-name="Preformatted_20_Text"><text:s text:c="11"/>+-0d.0-[0000:04-0c]----00.0-[0000:05-0c]--+-01.0-[0000:06]--</text:p>
      <text:p text:style-name="Preformatted_20_Text"><text:soft-page-break/><text:s text:c="11"/>| <text:s text:c="40"/>+-04.0-[0000:07]--</text:p>
      <text:p text:style-name="Preformatted_20_Text"><text:s text:c="11"/>| <text:s text:c="40"/>+-05.0-[0000:08]----00.0</text:p>
      <text:p text:style-name="Preformatted_20_Text"><text:s text:c="11"/>| <text:s text:c="40"/>+-06.0-[0000:09-0a]----00.0-[0000:0a]--</text:p>
      <text:p text:style-name="Preformatted_20_Text"><text:s text:c="11"/>| <text:s text:c="40"/>+-08.0-[0000:<text:span text:style-name="T3">0b]--+-00.0</text:span></text:p>
      <text:p text:style-name="Preformatted_20_Text"><text:s text:c="11"/>| <text:s text:c="40"/>| <text:s text:c="16"/><text:span text:style-name="T3">\-00.1</text:span></text:p>
      <text:p text:style-name="Preformatted_20_Text"><text:s text:c="11"/>| <text:s text:c="40"/>\-09.0-[0000:0c]--</text:p>
      <text:p text:style-name="Preformatted_20_Text"><text:s text:c="11"/>+-0e.0-[0000:0d]--</text:p>
      <text:p text:style-name="Preformatted_20_Text"><text:s text:c="11"/>+-18.0</text:p>
      <text:p text:style-name="Preformatted_20_Text"><text:s text:c="11"/>+-18.1</text:p>
      <text:p text:style-name="Preformatted_20_Text"><text:s text:c="11"/>+-18.2</text:p>
      <text:p text:style-name="Preformatted_20_Text"><text:s text:c="11"/>\-18.3</text:p>
      <text:p text:style-name="Preformatted_20_Text">apollon:/home/ioxos #</text:p>
      <text:p text:style-name="Paragraph"/>
      <text:p text:style-name="Paragraph">We can observe the XMC #1 slot is connected to the PEX8624 downstream port #8</text:p>
      <text:p text:style-name="Paragraph">Display the 82571 PCI header in human readable format and verify that it has connected to <text:s/>PEX8624 bridge <text:s/>at Speed 2.5 Gb/s, Width x4</text:p>
      <text:p text:style-name="Paragraph"/>
      <text:p text:style-name="Preformatted_20_Text">apollon:/home/ioxos # <text:span text:style-name="T1">lspci -vvv -s 0b:00.0</text:span></text:p>
      <text:p text:style-name="Preformatted_20_Text">0b:00.0 Ethernet controller: Intel Corporation 82571EB Gigabit Ethernet Controller (rev 06)</text:p>
      <text:p text:style-name="Preformatted_20_Text"><text:s text:c="8"/>Subsystem: Intel Corporation PRO/1000 PT Dual Port Server Adapter</text:p>
      <text:p text:style-name="Preformatted_20_Text"><text:s text:c="8"/>Control: I/O+ Mem+ BusMaster+ SpecCycle- MemWINV- VGASnoop- ParErr- Stepping- SERR+ FastB2B-</text:p>
      <text:p text:style-name="Preformatted_20_Text"><text:s text:c="8"/>Status: Cap+ 66MHz- UDF- FastB2B- ParErr- DEVSEL=fast &gt;TAbort- &lt;TAbort- &lt;MAbort- &gt;SERR- &lt;PERR-</text:p>
      <text:p text:style-name="Preformatted_20_Text"><text:s text:c="8"/>Latency: 0, Cache Line Size: 64 bytes</text:p>
      <text:p text:style-name="Preformatted_20_Text"><text:s text:c="8"/>Interrupt: pin A routed to IRQ 19</text:p>
      <text:p text:style-name="Preformatted_20_Text"><text:s text:c="8"/>Region 0: Memory at 80020000 (32-bit, non-prefetchable) [size=128K]</text:p>
      <text:p text:style-name="Preformatted_20_Text"><text:s text:c="8"/>Region 1: Memory at 80000000 (32-bit, non-prefetchable) [size=128K]</text:p>
      <text:p text:style-name="Preformatted_20_Text"><text:s text:c="8"/>Region 2: I/O ports at 5000 [size=32]</text:p>
      <text:p text:style-name="Preformatted_20_Text"><text:s text:c="8"/>[virtual] Expansion ROM at 80080000 [disabled] [size=128K]</text:p>
      <text:p text:style-name="Preformatted_20_Text"><text:s text:c="8"/>Capabilities: [c8] Power Management version 2</text:p>
      <text:p text:style-name="Preformatted_20_Text"><text:s text:c="16"/>Flags: PMEClk- DSI+ D1- D2- AuxCurrent=0mA PME(D0+,D1-,D2-,D3hot+,D3cold+)</text:p>
      <text:p text:style-name="Preformatted_20_Text"><text:s text:c="16"/>Status: D0 PME-Enable- DSel=0 DScale=1 PME-</text:p>
      <text:p text:style-name="Preformatted_20_Text"><text:s text:c="8"/>Capabilities: [d0] Message Signalled Interrupts: Mask- 64bit+ Queue=0/0 Enable-</text:p>
      <text:p text:style-name="Preformatted_20_Text"><text:s text:c="16"/>Address: 0000000000000000 <text:s/>Data: 0000</text:p>
      <text:p text:style-name="Preformatted_20_Text"><text:s text:c="8"/>Capabilities: [e0] Express Endpoint IRQ 0</text:p>
      <text:p text:style-name="Preformatted_20_Text"><text:s text:c="16"/>Device: Supported: MaxPayload 256 bytes, PhantFunc 0, ExtTag-</text:p>
      <text:p text:style-name="Preformatted_20_Text"><text:s text:c="16"/>Device: Latency L0s &lt;512ns, L1 &lt;64us</text:p>
      <text:p text:style-name="Preformatted_20_Text"><text:s text:c="16"/>Device: AtnBtn- AtnInd- PwrInd-</text:p>
      <text:p text:style-name="Preformatted_20_Text"><text:s text:c="16"/>Device: Errors: Correctable- Non-Fatal- Fatal- Unsupported-</text:p>
      <text:p text:style-name="Preformatted_20_Text"><text:s text:c="16"/>Device: RlxdOrd+ ExtTag- PhantFunc- AuxPwr- NoSnoop+</text:p>
      <text:p text:style-name="Preformatted_20_Text"><text:s text:c="16"/>Device: MaxPayload 128 bytes, MaxReadReq 512 bytes</text:p>
      <text:p text:style-name="Preformatted_20_Text"><text:s text:c="16"/>Link: Supported Speed 2.5Gb/s, Width x4, ASPM L0s, Port 8</text:p>
      <text:p text:style-name="Preformatted_20_Text"><text:s text:c="16"/>Link: Latency L0s &lt;4us, L1 &lt;64us</text:p>
      <text:p text:style-name="Preformatted_20_Text"><text:s text:c="16"/>Link: ASPM Disabled RCB 64 bytes CommClk- ExtSynch-</text:p>
      <text:p text:style-name="Preformatted_20_Text"><text:s text:c="16"/>Link: Speed 2.5Gb/s, Width x4</text:p>
      <text:p text:style-name="Preformatted_20_Text"><text:s text:c="8"/>Capabilities: [100] Advanced Error Reporting</text:p>
      <text:p text:style-name="Preformatted_20_Text"><text:s text:c="8"/>Capabilities: [140] Device Serial Number 3e-fd-8a-ff-ff-17-15-00</text:p>
      <text:p text:style-name="Preformatted_20_Text"/>
      <text:p text:style-name="Preformatted_20_Text">apollon:/home/ioxos # <text:s text:c="5"/></text:p>
      <text:p text:style-name="P26"/>
      <text:h text:style-name="P19" text:outline-level="1">Test Results</text:h>
      <text:h text:style-name="Heading_20_2" text:outline-level="2">XMC Slots</text:h>
      <text:h text:style-name="Heading_20_3" text:outline-level="3">Upper Slot</text:h>
      <text:h text:style-name="Heading_20_4" text:outline-level="4">PCI Enumeration</text:h>
      <text:p text:style-name="Paragraph"/>
      <text:p text:style-name="Paragraph"/>
      <text:h text:style-name="P19" text:outline-level="1">Notes</text:h>
      <text:h text:style-name="P29" text:outline-level="2">Acronyms and Abbreviations</text:h>
      <text:p text:style-name="P25"/>
      <table:table table:name="Acronyms" table:style-name="Acronyms">
        <table:table-column table:style-name="Acronyms.A"/>
        <table:table-column table:style-name="Acronyms.B"/>
        <table:table-row>
          <table:table-cell table:style-name="Acronyms.A1" office:value-type="string">
            <text:p text:style-name="P16"/>
          </table:table-cell>
          <table:table-cell table:style-name="Acronyms.B1" office:value-type="string">
            <text:p text:style-name="P16"/>
          </table:table-cell>
        </table:table-row>
        <table:table-row>
          <table:table-cell table:style-name="Acronyms.A2" office:value-type="string">
            <text:p text:style-name="P16"/>
          </table:table-cell>
          <table:table-cell table:style-name="Acronyms.B2" office:value-type="string">
            <text:p text:style-name="P15"/>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row>
          <table:table-cell table:style-name="Acronyms.A2" office:value-type="string">
            <text:p text:style-name="P16"/>
          </table:table-cell>
          <table:table-cell table:style-name="Acronyms.B2" office:value-type="string">
            <text:p text:style-name="P16"/>
          </table:table-cell>
        </table:table-row>
      </table:table>
      <text:p text:style-name="Standard"/>
      <text:p text:style-name="Standard"/>
      <text:h text:style-name="Heading_20_2" text:outline-level="2">Definitions</text:h>
      <text:p text:style-name="P25"/>
      <table:table table:name="Table1" table:style-name="Table1">
        <table:table-column table:style-name="Table1.A"/>
        <table:table-column table:style-name="Table1.B"/>
        <table:table-row>
          <table:table-cell table:style-name="Table1.A1" office:value-type="string">
            <text:p text:style-name="P16"/>
          </table:table-cell>
          <table:table-cell table:style-name="Table1.B1" office:value-type="string">
            <text:p text:style-name="P16"/>
          </table:table-cell>
        </table:table-row>
        <table:table-row>
          <table:table-cell table:style-name="Table1.A2" office:value-type="string">
            <text:p text:style-name="P16"/>
          </table:table-cell>
          <table:table-cell table:style-name="Table1.B2" office:value-type="string">
            <text:p text:style-name="P15"/>
          </table:table-cell>
        </table:table-row>
        <table:table-row>
          <table:table-cell table:style-name="Table1.A2" office:value-type="string">
            <text:p text:style-name="P16"/>
          </table:table-cell>
          <table:table-cell table:style-name="Table1.B2" office:value-type="string">
            <text:p text:style-name="P15"/>
          </table:table-cell>
        </table:table-row>
        <table:table-row>
          <table:table-cell table:style-name="Table1.A2" office:value-type="string">
            <text:p text:style-name="P16"/>
          </table:table-cell>
          <table:table-cell table:style-name="Table1.B2" office:value-type="string">
            <text:p text:style-name="P15"/>
          </table:table-cell>
        </table:table-row>
        <table:table-row>
          <table:table-cell table:style-name="Table1.A2" office:value-type="string">
            <text:p text:style-name="P16"/>
          </table:table-cell>
          <table:table-cell table:style-name="Table1.B2" office:value-type="string">
            <text:p text:style-name="P16"/>
          </table:table-cell>
        </table:table-row>
        <text:soft-page-break/>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row>
          <table:table-cell table:style-name="Table1.A2" office:value-type="string">
            <text:p text:style-name="P16"/>
          </table:table-cell>
          <table:table-cell table:style-name="Table1.B2" office:value-type="string">
            <text:p text:style-name="P1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2" svg:font-family="Lucidasans"/>
    <style:font-face style:name="StarSymbol1" svg:font-family="StarSymbol"/>
    <style:font-face style:name="Courier New" svg:font-family="'Courier New'" style:font-family-generic="modern"/>
    <style:font-face style:name="Courier 10 Pitch" svg:font-family="'Courier 10 Pitch'" style:font-adornments="Regular" style:font-pitch="fixed"/>
    <style:font-face style:name="Cumberland AMT" svg:font-family="'Cumberland AMT'" style:font-family-generic="modern" style:font-pitch="fixed"/>
    <style:font-face style:name="Nimbus Roman No9 L1" svg:font-family="'Nimbus Roman No9 L'" style:font-pitch="variable"/>
    <style:font-face style:name="Nimbus Roman No9 L4" svg:font-family="'Nimbus Roman No9 L'" style:font-family-generic="roman" style:font-pitch="variable"/>
    <style:font-face style:name="Nimbus Roman No9 L3" svg:font-family="'Nimbus Roman No9 L'" style:font-adornments="Bold" style:font-family-generic="roman" style:font-pitch="variable"/>
    <style:font-face style:name="Nimbus Roman No9 L" svg:font-family="'Nimbus Roman No9 L'" style:font-adornments="Regular" style:font-family-generic="roman" style:font-pitch="variable"/>
    <style:font-face style:name="Nimbus Roman No9 L2" svg:font-family="'Nimbus Roman No9 L'" style:font-adornments="Regular Italic" style:font-family-generic="roman" style:font-pitch="variable"/>
    <style:font-face style:name="Nimbus Roman No9 L5" svg:font-family="'Nimbus Roman No9 L', 'Times New Roman'" style:font-family-generic="roman" style:font-pitch="variable"/>
    <style:font-face style:name="Thorndale AMT" svg:font-family="'Thorndale AMT'" style:font-family-generic="roman" style:font-pitch="variable"/>
    <style:font-face style:name="Thorndale AMT2" svg:font-family="'Thorndale AMT'" style:font-adornments="Bold" style:font-family-generic="roman" style:font-pitch="variable"/>
    <style:font-face style:name="Thorndale AMT3" svg:font-family="'Thorndale AMT'" style:font-adornments="Bold Italic" style:font-family-generic="roman" style:font-pitch="variable"/>
    <style:font-face style:name="Thorndale AMT1" svg:font-family="'Thorndale AMT'" style:font-adornments="Regular" style:font-family-generic="roman" style:font-pitch="variable"/>
    <style:font-face style:name="Albany AMT" svg:font-family="'Albany AMT'" style:font-family-generic="swiss" style:font-pitch="variable"/>
    <style:font-face style:name="Bitstream Vera Sans" svg:font-family="'Bitstream Vera Sans'" style:font-family-generic="swiss" style:font-pitch="variable"/>
    <style:font-face style:name="Lucidasans" svg:font-family="Lucida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Andale Sans UI" svg:font-family="'Andale Sans UI'"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horndale AMT" fo:font-size="12pt" fo:language="en" fo:country="US" style:letter-kerning="true"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ndale Sans UI" style:font-size-asian="14pt" style:font-name-complex="Lucida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Header" style:family="paragraph" style:parent-style-name="Standard" style:class="extra">
      <style:paragraph-properties fo:margin-top="0.199cm" fo:margin-bottom="0cm"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Nimbus Roman No9 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 style:family="paragraph" style:parent-style-name="Text_20_body" style:master-page-name="">
      <style:paragraph-properties fo:margin-left="1.499cm" fo:margin-right="0cm" fo:margin-top="0.101cm" fo:margin-bottom="0cm" fo:text-indent="0cm" style:auto-text-indent="false" style:page-number="auto"/>
      <style:text-properties style:font-name="Nimbus Roman No9 L1" fo:font-size="10pt" fo:font-style="normal" fo:font-weight="normal" style:font-size-asian="10pt" style:font-style-asian="italic" style:font-weight-asian="bold" style:font-size-complex="10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4cm" fo:margin-bottom="0cm"/>
      <style:text-properties style:font-name="Thorndale AMT1" fo:font-size="115%" fo:font-weight="bold" style:font-size-asian="115%" style:font-weight-asian="bold" style:font-size-complex="115%" style:font-weight-complex="bold"/>
    </style:style>
    <style:style style:name="Heading_20_2" style:display-name="Heading 2" style:family="paragraph" style:parent-style-name="Heading" style:next-style-name="Paragraph" style:class="text" style:default-outline-level="2">
      <style:paragraph-properties fo:margin-top="0.4cm" fo:margin-bottom="0cm"/>
      <style:text-properties style:font-name="Thorndale AMT2"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Paragraph" style:class="text" style:default-outline-level="3">
      <style:paragraph-properties fo:margin-top="0.4cm" fo:margin-bottom="0cm"/>
      <style:text-properties style:font-name="Thorndale AMT2" fo:font-size="12pt" fo:font-weight="bold" style:font-size-asian="12pt" style:font-weight-asian="bold" style:font-size-complex="12pt" style:font-weight-complex="bold"/>
    </style:style>
    <style:style style:name="Table" style:family="paragraph" style:parent-style-name="Caption" style:class="extra">
      <style:paragraph-properties fo:text-align="center" style:justify-single-word="false" style:shadow="none"/>
      <style:text-properties style:font-name="Nimbus Roman No9 L2" fo:font-size="10pt" style:font-weight-asian="normal"/>
    </style:style>
    <style:style style:name="Illustration" style:family="paragraph" style:parent-style-name="Caption" style:class="extra" style:master-page-name="">
      <style:paragraph-properties fo:margin-top="0.21cm" fo:margin-bottom="0.21cm" fo:text-align="center" style:justify-single-word="false" style:page-number="auto" fo:background-color="transparent" style:shadow="none">
        <style:tab-stops/>
        <style:background-image/>
      </style:paragraph-properties>
      <style:text-properties style:font-name="Nimbus Roman No9 L2"/>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Paragraph" style:class="text" style:master-page-name="" style:default-outline-level="4">
      <style:paragraph-properties fo:margin-left="1.499cm" fo:margin-right="0cm" fo:margin-top="0.4cm" fo:margin-bottom="0cm" fo:text-indent="-1.499cm" style:auto-text-indent="false" style:page-number="auto"/>
      <style:text-properties style:font-name="Thorndale AMT3"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Paragraph" style:class="text" style:default-outline-level="5">
      <style:text-properties style:font-name="Thorndale AMT2" fo:font-size="10pt"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Requirement" style:family="paragraph" style:parent-style-name="Paragraph" style:class="list">
      <style:paragraph-properties fo:margin-left="2.499cm" fo:margin-right="0cm" fo:text-indent="0cm" style:auto-text-indent="false"/>
      <style:text-properties fo:color="#008000" style:font-name="Nimbus Roman No9 L4" fo:font-style="italic" fo:font-weight="normal" style:font-style-asian="italic" style:font-weight-asian="normal" style:font-style-complex="italic" style:font-weight-complex="normal"/>
    </style:style>
    <style:style style:name="Heading_20_6" style:display-name="Heading 6" style:family="paragraph" style:parent-style-name="Heading" style:next-style-name="Text_20_body" style:list-style-name="" style:class="text">
      <style:paragraph-properties fo:margin-left="1.499cm" fo:margin-right="0cm" fo:margin-top="0.199cm" fo:margin-bottom="0.101cm" fo:text-indent="0cm" style:auto-text-indent="false"/>
      <style:text-properties fo:color="#000000" style:font-name="Nimbus Roman No9 L3" fo:font-size="10pt" fo:font-style="italic"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Requirement_20_Reference" style:display-name="Requirement Reference" style:family="paragraph" style:parent-style-name="Heading_20_6" style:list-style-name="Numbering_20_1" style:class="list" style:master-page-name="">
      <style:paragraph-properties fo:margin-left="1.499cm" fo:margin-right="0cm" fo:margin-top="0.3cm" fo:margin-bottom="0cm" fo:text-indent="0cm" style:auto-text-indent="false" style:page-number="auto"/>
      <style:text-properties style:font-name="Thorndale AMT3"/>
    </style:style>
    <style:style style:name="Qualification" style:family="paragraph" style:parent-style-name="Requirement" style:master-page-name="">
      <style:paragraph-properties fo:margin-left="6.1cm" fo:margin-right="0cm" fo:text-indent="-3.6cm" style:auto-text-indent="false" style:page-number="auto">
        <style:tab-stops/>
      </style:paragraph-properties>
      <style:text-properties fo:color="#800000" style:font-weight-asian="normal"/>
    </style:style>
    <style:style style:name="Preformatted_20_Text" style:display-name="Preformatted Text" style:family="paragraph" style:parent-style-name="Standard" style:class="html">
      <style:paragraph-properties fo:margin-left="1.499cm" fo:margin-right="0cm" fo:margin-top="0cm" fo:margin-bottom="0cm" fo:text-indent="0cm" style:auto-text-indent="false" fo:padding-left="0.25cm" fo:padding-right="0.25cm" fo:padding-top="0.15cm" fo:padding-bottom="0.15cm" fo:border="0.002cm solid #000000" style:shadow="none"/>
      <style:text-properties fo:color="#800000" style:font-name="Courier 10 Pitch" fo:font-size="7pt" style:font-name-asian="Cumberland AMT" style:font-size-asian="10pt" style:font-name-complex="Cumberland AMT" style:font-size-complex="10pt"/>
    </style:style>
    <style:style style:name="Feature_20_Heading_20_1" style:display-name="Feature Heading 1" style:family="paragraph" style:parent-style-name="Heading_20_2">
      <style:paragraph-properties fo:margin-left="0.499cm" fo:margin-right="0cm" fo:margin-top="0.199cm" fo:margin-bottom="0cm" fo:text-indent="0cm" style:auto-text-indent="false"/>
      <style:text-properties fo:font-size="11pt" style:font-size-asian="12pt" style:font-size-complex="12pt"/>
    </style:style>
    <style:style style:name="Main_20_Paragraph" style:display-name="Main Paragraph" style:family="paragraph" style:parent-style-name="Feature_20_Heading_20_1" style:class="text">
      <style:paragraph-properties fo:margin-left="0.499cm" fo:margin-right="0.499cm" fo:text-align="justify" style:justify-single-word="false" fo:text-indent="0.499cm" style:auto-text-indent="false" fo:keep-with-next="auto"/>
      <style:text-properties fo:font-size="9pt" fo:font-weight="normal" style:font-size-asian="10pt" style:font-weight-asian="normal" style:font-size-complex="10pt" style:font-weight-complex="normal"/>
    </style:style>
    <style:style style:name="Paragraph_20_List" style:display-name="Paragraph List" style:family="paragraph" style:parent-style-name="Paragraph">
      <style:paragraph-properties fo:margin-top="0cm" fo:margin-bottom="0cm"/>
    </style:style>
    <style:style style:name="List_20_1_20_End" style:display-name="List 1 End" style:family="paragraph" style:parent-style-name="List" style:next-style-name="Text_20_body" style:class="list">
      <style:paragraph-properties fo:margin-left="2cm" fo:margin-right="0cm" fo:margin-top="0cm" fo:margin-bottom="0.21cm" fo:orphans="0" fo:widows="0" fo:hyphenation-ladder-count="no-limit" fo:text-indent="-0.499cm" style:auto-text-indent="false"/>
      <style:text-properties style:font-name="Nimbus Roman No9 L5" fo:font-size="12pt" style:font-name-asian="Bitstream Vera Sans" style:font-size-asian="12pt" style:font-name-complex="Tahoma" style:font-size-complex="12pt" fo:hyphenate="false" fo:hyphenation-remain-char-count="2" fo:hyphenation-push-char-count="2"/>
    </style:style>
    <style:style style:name="List_20_1_20_Cont." style:display-name="List 1 Cont." style:family="paragraph" style:parent-style-name="List" style:class="list">
      <style:paragraph-properties fo:margin-left="2cm" fo:margin-right="0cm" fo:margin-top="0cm" fo:margin-bottom="0cm" fo:orphans="0" fo:widows="0" fo:hyphenation-ladder-count="no-limit" fo:text-indent="0cm" style:auto-text-indent="false"/>
      <style:text-properties style:font-name="Nimbus Roman No9 L5" fo:font-size="12pt" style:font-name-asian="Bitstream Vera Sans" style:font-size-asian="12pt" style:font-name-complex="Tahoma" style:font-size-complex="12pt" fo:hyphenate="false" fo:hyphenation-remain-char-count="2" fo:hyphenation-push-char-count="2"/>
    </style:style>
    <style:style style:name="List_20_1_20_Start" style:display-name="List 1 Start" style:family="paragraph" style:parent-style-name="List" style:next-style-name="List_20_1_20_Cont." style:class="list">
      <style:paragraph-properties fo:margin-left="2cm" fo:margin-right="0cm" fo:margin-top="0.21cm" fo:margin-bottom="0cm" fo:text-indent="-0.499cm" style:auto-text-indent="false">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824cm" fo:margin-right="0cm" fo:margin-top="0cm" fo:margin-bottom="0.342cm" fo:text-indent="-0.617cm" style:auto-text-indent="false" style:text-autospace="none"/>
      <style:text-properties style:use-window-font-color="true" style:text-outline="false" style:text-line-through-style="none" style:font-name="Lucidasans" fo:font-size="32pt" fo:font-style="normal" fo:text-shadow="none" style:text-underline-style="none" fo:font-weight="normal" style:letter-kerning="true"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fo:color="#ff9966"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Lucidasans" fo:font-size="32pt" fo:font-style="normal" fo:text-shadow="none" style:text-underline-style="none" fo:font-weight="normal" style:letter-kerning="true"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Lucidasans" fo:font-size="20pt" fo:font-style="normal" fo:text-shadow="none" style:text-underline-style="none" fo:font-weight="normal" style:letter-kerning="true"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center" style:justify-single-word="false" style:text-autospace="none"/>
      <style:text-properties fo:color="#ff9966"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Lucidasans" fo:font-size="20pt" fo:font-style="normal" fo:text-shadow="none" style:text-underline-style="none" fo:font-weight="normal" style:letter-kerning="true"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agraph-properties fo:margin-left="0.824cm" fo:margin-right="0cm" fo:margin-top="0cm" fo:margin-bottom="0.342cm" fo:text-indent="-0.617cm" style:auto-text-indent="false" style:text-autospace="none"/>
      <style:text-properties style:use-window-font-color="true" style:text-outline="false" style:text-line-through-style="none" style:font-name="Lucidasans" fo:font-size="32pt" fo:font-style="normal" fo:text-shadow="none" style:text-underline-style="none" fo:font-weight="normal" style:letter-kerning="true" style:font-name-asian="Lucidasans" style:font-size-asian="32pt" style:font-style-asian="normal" style:font-weight-asian="normal" style:font-name-complex="Lucidasans"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 fo:font-size="15.5pt" style:font-name-asian="StarSymbol" style:font-size-asian="15.5pt" style:font-name-complex="StarSymbol" style:font-size-complex="15.5pt"/>
    </style:style>
    <style:style style:name="Default_20_1_7e_LT_7e_Gliederung_20_1" style:display-name="Default 1~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20_1_7e_LT_7e_Gliederung_20_2" style:display-name="Default 1~LT~Gliederung 2" style:family="paragraph" style:parent-style-name="Default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left="6.001cm" fo:margin-right="0cm" fo:margin-top="0cm" fo:margin-bottom="0.101cm" fo:text-indent="-0.6cm" style:auto-text-indent="false">
        <style:tab-stops/>
      </style:paragraph-properties>
    </style:style>
    <style:style style:name="Default_20_1_7e_LT_7e_Gliederung_20_6" style:display-name="Default 1~LT~Gliederung 6" style:family="paragraph" style:parent-style-name="Default_20_1_7e_LT_7e_Gliederung_20_5">
      <style:paragraph-properties fo:margin-left="7.2cm" fo:margin-right="0cm" fo:text-indent="-0.6cm" style:auto-text-indent="false">
        <style:tab-stops/>
      </style:paragraph-properties>
    </style:style>
    <style:style style:name="Default_20_1_7e_LT_7e_Gliederung_20_7" style:display-name="Default 1~LT~Gliederung 7" style:family="paragraph" style:parent-style-name="Default_20_1_7e_LT_7e_Gliederung_20_6">
      <style:paragraph-properties fo:margin-left="8.4cm" fo:margin-right="0cm" fo:text-indent="-0.6cm" style:auto-text-indent="false">
        <style:tab-stops/>
      </style:paragraph-properties>
    </style:style>
    <style:style style:name="Default_20_1_7e_LT_7e_Gliederung_20_8" style:display-name="Default 1~LT~Gliederung 8" style:family="paragraph" style:parent-style-name="Default_20_1_7e_LT_7e_Gliederung_20_7">
      <style:paragraph-properties fo:margin-left="9.601cm" fo:margin-right="0cm" fo:text-indent="-0.6cm" style:auto-text-indent="false">
        <style:tab-stops/>
      </style:paragraph-properties>
    </style:style>
    <style:style style:name="Default_20_1_7e_LT_7e_Gliederung_20_9" style:display-name="Default 1~LT~Gliederung 9" style:family="paragraph" style:parent-style-name="Default_20_1_7e_LT_7e_Gliederung_20_8">
      <style:paragraph-properties fo:margin-left="10.8cm" fo:margin-right="0cm" fo:text-indent="-0.6cm" style:auto-text-indent="false">
        <style:tab-stops/>
      </style:paragraph-properties>
    </style:style>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20_1_7e_LT_7e_Untertitel" style:display-name="Default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20_1_7e_LT_7e_Notizen" style:display-name="Default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20_1_7e_LT_7e_Hintergrundobjekte" style:display-name="Default 1~LT~Hintergrundobjekte" style:family="paragraph">
      <style:paragraph-properties style:text-autospace="none"/>
    </style:style>
    <style:style style:name="Default_20_1_7e_LT_7e_Hintergrund" style:display-name="Default 1~LT~Hintergrund" style:family="paragraph">
      <style:paragraph-properties style:text-autospace="none"/>
    </style:style>
    <style:style style:name="WW-Title1" style:family="paragraph">
      <style:paragraph-properties fo:text-align="center" style:justify-single-word="false" style:text-autospace="none"/>
      <style:text-properties fo:color="#ff9966"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ff9966"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ff9966"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fo:color="#ff9966" style:text-outline="false" style:text-line-through-style="none" style:font-name="Lucidasans" fo:font-size="44pt" fo:font-style="normal" fo:text-shadow="none" style:text-underline-style="none" fo:font-weight="normal" style:letter-kerning="true" style:font-name-asian="Lucidasans" style:font-size-asian="44pt" style:font-style-asian="normal" style:font-weight-asian="normal" style:font-name-complex="Lucidasans" style:font-size-complex="44pt" style:font-style-complex="normal" style:font-weight-complex="normal" style:text-emphasize="non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Page_20_Number" style:display-name="Page Number" style:family="text"/>
    <style:style style:name="Numbering_20_Symbols" style:display-name="Numbering Symbols" style:family="text"/>
    <style:style style:name="Line_20_numbering" style:display-name="Line numbering"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width="1.499cm" text:min-label-distance="0.4cm"/>
      </text:outline-level-style>
      <text:outline-level-style text:level="2" style:num-format="1" text:display-levels="2">
        <style:list-level-properties text:min-label-width="1.499cm" text:min-label-distance="0.4cm"/>
      </text:outline-level-style>
      <text:outline-level-style text:level="3" style:num-format="1" text:display-levels="3">
        <style:list-level-properties text:min-label-width="1.499cm" text:min-label-distance="0.4cm"/>
      </text:outline-level-style>
      <text:outline-level-style text:level="4" style:num-format="1" text:display-levels="4">
        <style:list-level-properties text:min-label-width="1.499cm" text:min-label-distance="0.4cm"/>
      </text:outline-level-style>
      <text:outline-level-style text:level="5" style:num-format="">
        <style:list-level-properties text:space-before="1.499cm"/>
      </text:outline-level-style>
      <text:outline-level-style text:level="6" text:style-name="Numbering_20_Symbols" style:num-prefix="REQ_DRS_ADNESC_" style:num-suffix="_A" style:num-format="1" text:display-levels="6">
        <style:list-level-properties text:space-before="1.499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REQ_DRS_ADNESC_" style:num-suffix="_A"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prefix="REQ_DRS_ADNESC_"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Bullet_20_Symbols" text:count-empty-lines="false" text:restart-on-page="true" text:offset="0.499cm" style:num-format="1" text:number-position="left" text:increment="1"/>
  </office:styles>
  <office:automatic-styles>
    <style:style style:name="Table2" style:family="table">
      <style:table-properties style:width="17cm" table:align="margins"/>
    </style:style>
    <style:style style:name="Table2.A" style:family="table-column">
      <style:table-column-properties style:column-width="7.98cm" style:rel-column-width="30761*"/>
    </style:style>
    <style:style style:name="Table2.B" style:family="table-column">
      <style:table-column-properties style:column-width="2.02cm" style:rel-column-width="7785*"/>
    </style:style>
    <style:style style:name="Table2.C" style:family="table-column">
      <style:table-column-properties style:column-width="2.041cm" style:rel-column-width="7867*"/>
    </style:style>
    <style:style style:name="Table2.D" style:family="table-column">
      <style:table-column-properties style:column-width="1.96cm" style:rel-column-width="7554*"/>
    </style:style>
    <style:style style:name="Table2.E" style:family="table-column">
      <style:table-column-properties style:column-width="3cm" style:rel-column-width="11568*"/>
    </style:style>
    <style:style style:name="Table2.1" style:family="table-row">
      <style:table-row-properties style:row-height="0.499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FirstPageHeader" style:family="table">
      <style:table-properties style:width="16.997cm" table:align="center"/>
    </style:style>
    <style:style style:name="FirstPageHeader.A" style:family="table-column">
      <style:table-column-properties style:column-width="3.6cm"/>
    </style:style>
    <style:style style:name="FirstPageHeader.B" style:family="table-column">
      <style:table-column-properties style:column-width="9.8cm"/>
    </style:style>
    <style:style style:name="FirstPageHeader.C" style:family="table-column">
      <style:table-column-properties style:column-width="3.597cm"/>
    </style:style>
    <style:style style:name="FirstPageHeader.1" style:family="table-row">
      <style:table-row-properties style:row-height="0.951cm"/>
    </style:style>
    <style:style style:name="FirstPageHeader.A1" style:family="table-cell">
      <style:table-cell-properties style:vertical-align="middle" fo:padding="0.097cm" fo:border-left="0.002cm solid #000000" fo:border-right="none" fo:border-top="0.002cm solid #000000" fo:border-bottom="0.002cm solid #000000"/>
    </style:style>
    <style:style style:name="FirstPageHeader.C1" style:family="table-cell">
      <style:table-cell-properties style:vertical-align="middle" fo:padding="0.097cm" fo:border="0.002cm solid #000000"/>
    </style:style>
    <style:style style:name="FirstPageHeader.B2" style:family="table-cell">
      <style:table-cell-properties style:vertical-align="middle" fo:padding="0.097cm" fo:border-left="0.002cm solid #000000" fo:border-right="none" fo:border-top="none" fo:border-bottom="0.002cm solid #000000"/>
    </style:style>
    <style:style style:name="FirstPageHeader.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margin-top="0.101cm" fo:margin-bottom="0cm"/>
      <style:text-properties style:font-name="Nimbus Roman No9 L4" fo:font-size="12pt" style:font-size-asian="12pt" style:font-size-complex="12pt"/>
    </style:style>
    <style:style style:name="P2" style:family="paragraph" style:parent-style-name="Table_20_Contents">
      <style:paragraph-properties fo:text-align="center" style:justify-single-word="false"/>
      <style:text-properties style:font-name="Thorndale AMT" fo:font-size="8pt" fo:font-weight="bold" style:font-size-asian="8pt" style:font-weight-asian="bold" style:font-size-complex="8pt" style:font-weight-complex="bold"/>
    </style:style>
    <style:style style:name="P3" style:family="paragraph" style:parent-style-name="Table_20_Contents">
      <style:paragraph-properties fo:text-align="center" style:justify-single-word="false"/>
      <style:text-properties style:font-name="Nimbus Roman No9 L4" fo:font-size="8pt" style:font-size-asian="8pt" style:font-size-complex="8pt"/>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color="#29166f" fo:font-size="16pt" style:font-size-asian="16pt" style:font-size-complex="16pt"/>
    </style:style>
    <style:style style:name="P6" style:family="paragraph" style:parent-style-name="Table_20_Contents">
      <style:paragraph-properties fo:text-align="center" style:justify-single-word="false"/>
      <style:text-properties fo:color="#29166f" style:font-name="Nimbus Roman No9 L4" fo:font-size="10pt" style:font-size-asian="10pt" style:font-size-complex="10pt"/>
    </style:style>
    <style:style style:name="P7" style:family="paragraph" style:parent-style-name="Table_20_Contents">
      <style:paragraph-properties fo:text-align="center" style:justify-single-word="false"/>
      <style:text-properties style:font-name="Nimbus Roman No9 L4" fo:font-size="10pt" style:font-size-asian="10pt" style:font-size-complex="10pt"/>
    </style:style>
    <style:style style:name="P8" style:family="paragraph" style:parent-style-name="Text_20_body">
      <style:paragraph-properties fo:margin-top="0.199cm" fo:margin-bottom="0.199cm" fo:text-align="center" style:justify-single-word="false" style:shadow="none"/>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svg:height="1.199cm" fo:margin-left="0cm" fo:margin-right="0cm" fo:margin-bottom="0.499cm" fo:border-top="0.002cm solid #000000" fo:border-bottom="0.002cm solid #000000" fo:border-left="none" fo:border-right="none" fo:padding="0cm" style:shadow="none" style:dynamic-spacing="false"/>
      </style:header-style>
      <style:footer-style>
        <style:header-footer-properties svg:height="1.499cm" fo:margin-left="0cm" fo:margin-right="0cm" fo:margin-top="0.499cm" style:dynamic-spacing="false"/>
      </style:footer-style>
    </style:page-layout>
    <style:page-layout style:name="pm2">
      <style:page-layout-properties fo:page-width="21.001cm" fo:page-height="29.7cm" style:num-format="1" style:print-orientation="portrait" fo:margin-top="0cm" fo:margin-bottom="0cm" fo:margin-left="0cm" fo:margin-right="0cm" fo:border="0.002cm solid #000000" fo:padding="2cm" style:shadow="none" fo:background-color="transparent" style:writing-mode="lr-tb" style:footnote-max-height="0cm">
        <style:background-image xlink:href="Pictures/10000000000002530000034A58C4BDE3.jpg" xlink:type="simple" xlink:actuate="onLoad" style:position="center center" style:repeat="no-repeat"/>
        <style:footnote-sep style:width="0.018cm" style:distance-before-sep="0.101cm" style:distance-after-sep="0.101cm" style:adjustment="left" style:rel-width="25%" style:color="#000000"/>
      </style:page-layout-properties>
      <style:header-style>
        <style:header-footer-properties svg:height="2.399cm" fo:margin-left="0cm" fo:margin-right="0cm" fo:margin-bottom="0.499cm" style:dynamic-spacing="false"/>
      </style:header-style>
      <style:footer-style>
        <style:header-footer-properties svg:height="1.3cm" fo:margin-left="0cm" fo:margin-right="0cm" fo:margin-top="0.499cm" fo:border-top="0.002cm solid #000000" fo:border-bottom="0.002cm solid #000000" fo:border-left="none" fo:border-right="none" fo:padding="0.049cm" style:shadow="none" style:dynamic-spacing="false"/>
      </style:footer-style>
    </style:page-layout>
    <number:date-style style:name="N116">
      <number:day/>
      <number:text>. </number:text>
      <number:month number:textual="true"/>
      <number:text> </number:text>
      <number:year number:style="long"/>
    </number:date-style>
  </office:automatic-styles>
  <office:master-styles>
    <style:master-page style:name="Standard" style:page-layout-name="pm1">
      <style:header>
        <text:user-field-decls>
          <text:user-field-decl office:value-type="string" office:string-value="PEV1100" text:name="Project"/>
        </text:user-field-decls>
        <text:p text:style-name="P1"><text:user-field-get text:name="Project">PEV1100</text:user-field-get><text:tab/><text:tab/><text:title>Device Test Report</text:title></text:p>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Filename</text:p>
            </table:table-cell>
            <table:table-cell table:style-name="Table2.A1" office:value-type="string">
              <text:p text:style-name="P2">Date</text:p>
            </table:table-cell>
            <table:table-cell table:style-name="Table2.A1" office:value-type="string">
              <text:p text:style-name="P2">Version</text:p>
            </table:table-cell>
            <table:table-cell table:style-name="Table2.A1" office:value-type="string">
              <text:p text:style-name="P2">Status</text:p>
            </table:table-cell>
            <table:table-cell table:style-name="Table2.E1" office:value-type="string">
              <text:p text:style-name="P2">page</text:p>
            </table:table-cell>
          </table:table-row>
          <table:table-row table:style-name="Table2.1">
            <table:table-cell table:style-name="Table2.A2" office:value-type="string">
              <text:p text:style-name="P3"><text:file-name text:display="name">PEV1100_DTR_083601</text:file-name></text:p>
            </table:table-cell>
            <table:table-cell table:style-name="Table2.A2" office:value-type="string">
              <text:p text:style-name="P3"><text:modification-date style:data-style-name="N116">8. Sep 2008</text:modification-date></text:p>
            </table:table-cell>
            <table:table-cell table:style-name="Table2.A2" office:value-type="string">
              <text:p text:style-name="P3"><text:user-field-get text:name="Version">0.1</text:user-field-get></text:p>
            </table:table-cell>
            <table:table-cell table:style-name="Table2.A2" office:value-type="string">
              <text:p text:style-name="P3"><text:user-field-get text:name="Status">Draft</text:user-field-get></text:p>
            </table:table-cell>
            <table:table-cell table:style-name="Table2.E2" office:value-type="string">
              <text:p text:style-name="P3"><text:page-number text:select-page="current">18</text:page-number>/<text:page-count>18</text:page-count></text:p>
            </table:table-cell>
          </table:table-row>
        </table:table>
        <text:p text:style-name="Footer"/>
      </style:footer>
    </style:master-page>
    <style:master-page style:name="First_20_Page" style:display-name="First Page" style:page-layout-name="pm2" style:next-style-name="Standard">
      <style:header>
        <table:table table:name="FirstPageHeader" table:style-name="FirstPageHeader">
          <table:table-column table:style-name="FirstPageHeader.A"/>
          <table:table-column table:style-name="FirstPageHeader.B"/>
          <table:table-column table:style-name="FirstPageHeader.C"/>
          <table:table-row table:style-name="FirstPageHeader.1">
            <table:table-cell table:style-name="FirstPageHeader.A1" table:number-rows-spanned="2" office:value-type="string">
              <text:p text:style-name="P4"><draw:frame draw:style-name="fr1" draw:name="graphics1" text:anchor-type="paragraph" svg:width="3.387cm" svg:height="1.693cm" draw:z-index="0"><draw:image xlink:href="Pictures/1000000000000190000000C85E672376.jpg" xlink:type="simple" xlink:show="embed" xlink:actuate="onLoad"/></draw:frame></text:p>
            </table:table-cell>
            <table:table-cell table:style-name="FirstPageHeader.A1" office:value-type="string">
              <text:p text:style-name="P5"><text:title>Device Test Report</text:title></text:p>
            </table:table-cell>
            <table:table-cell table:style-name="FirstPageHeader.C1" office:value-type="string">
              <text:p text:style-name="P6"><text:file-name text:display="name">PEV1100_DTR_083601</text:file-name></text:p>
            </table:table-cell>
          </table:table-row>
          <table:table-row table:style-name="FirstPageHeader.1">
            <table:covered-table-cell/>
            <table:table-cell table:style-name="FirstPageHeader.B2" office:value-type="string">
              <text:p text:style-name="P4"><text:user-defined text:name="Device">PCI Express to VME64x Interface</text:user-defined></text:p>
            </table:table-cell>
            <table:table-cell table:style-name="FirstPageHeader.C2" office:value-type="string">
              <text:p text:style-name="P7"><text:user-field-get text:name="Status">Draft</text:user-field-get></text:p>
            </table:table-cell>
          </table:table-row>
        </table:table>
        <text:p text:style-name="Header"/>
      </style:header>
      <style:footer>
        <text:p text:style-name="P8">© IOxOS Technologies 2008 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Device Test Report</dc:title>
    <meta:initial-creator>Jean-François Gilot</meta:initial-creator>
    <meta:creation-date>2007-10-09T17:07:19</meta:creation-date>
    <dc:creator>Jean-Francois Gilot</dc:creator>
    <dc:date>2008-09-08T15:41:42</dc:date>
    <meta:printed-by>Jean-François Gilot</meta:printed-by>
    <meta:print-date>2008-01-17T12:25:59</meta:print-date>
    <meta:keyword>AFDX</meta:keyword>
    <meta:keyword>ARIC664</meta:keyword>
    <meta:keyword>FPGA</meta:keyword>
    <meta:keyword>ASIC</meta:keyword>
    <meta:editing-cycles>78</meta:editing-cycles>
    <meta:editing-duration>P9DT17H2M36S</meta:editing-duration>
    <meta:user-defined meta:name="Device">PCI Express to VME64x Interface</meta:user-defined>
    <meta:user-defined meta:name="Info 2"/>
    <meta:user-defined meta:name="Info 3"/>
    <meta:user-defined meta:name="Info 4"/>
    <meta:document-statistic meta:table-count="10" meta:image-count="1" meta:object-count="1" meta:page-count="18" meta:paragraph-count="385" meta:word-count="1509" meta:character-count="110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solid" draw:fill-color="#ffcc99" draw:textarea-horizontal-align="justify" draw:textarea-vertical-align="middle" draw:auto-grow-height="false"/>
    </style:style>
    <style:style style:name="gr5" style:family="graphic" style:parent-style-name="standard">
      <style:graphic-properties draw:fill="solid" draw:fill-color="#ffff99" draw:textarea-horizontal-align="justify" draw:textarea-vertical-align="middle" draw:auto-grow-height="false"/>
    </style:style>
    <style:style style:name="gr6" style:family="graphic" style:parent-style-name="standard">
      <style:graphic-properties draw:marker-start="" draw:marker-end="Arrowheads_20_2" draw:marker-end-width="0.3cm" draw:textarea-horizontal-align="center" draw:textarea-vertical-align="middle"/>
    </style:style>
    <style:style style:name="P1" style:family="paragraph">
      <style:paragraph-properties fo:margin-left="0cm" fo:margin-right="0cm" fo:text-align="center" fo:text-indent="0cm"/>
      <style:text-properties fo:font-size="14pt" style:font-size-asian="14pt" style:font-size-complex="14pt"/>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cm" svg:height="1cm" svg:x="8.45cm" svg:y="8.3cm">
          <text:p/>
          <draw:enhanced-geometry svg:viewBox="0 0 21600 21600" draw:type="rectangle" draw:enhanced-path="M 0 0 L 21600 0 21600 21600 0 21600 0 0 Z N"/>
        </draw:custom-shape>
        <draw:custom-shape draw:style-name="gr1" draw:text-style-name="P2" draw:id="id3" draw:layer="layout" svg:width="1cm" svg:height="1cm" svg:x="5.75cm" svg:y="5.8cm">
          <text:p/>
          <draw:enhanced-geometry svg:viewBox="0 0 21600 21600" draw:type="rectangle" draw:enhanced-path="M 0 0 L 21600 0 21600 21600 0 21600 0 0 Z N"/>
        </draw:custom-shape>
        <draw:custom-shape draw:style-name="gr1" draw:text-style-name="P2" draw:id="id1" draw:layer="layout" svg:width="1cm" svg:height="1cm" svg:x="6.75cm" svg:y="5.8cm">
          <text:p/>
          <draw:enhanced-geometry svg:viewBox="0 0 21600 21600" draw:type="rectangle" draw:enhanced-path="M 0 0 L 21600 0 21600 21600 0 21600 0 0 Z N"/>
        </draw:custom-shape>
        <draw:custom-shape draw:style-name="gr1" draw:text-style-name="P2" draw:id="id2" draw:layer="layout" svg:width="1cm" svg:height="1cm" svg:x="6.75cm" svg:y="1.8cm">
          <text:p/>
          <draw:enhanced-geometry svg:viewBox="0 0 21600 21600" draw:type="rectangle" draw:enhanced-path="M 0 0 L 21600 0 21600 21600 0 21600 0 0 Z N"/>
        </draw:custom-shape>
        <draw:connector draw:style-name="gr2" draw:text-style-name="P3" draw:layer="layout" draw:type="lines" svg:x1="7.25cm" svg:y1="5.8cm" svg:x2="7.25cm" svg:y2="2.8cm" draw:start-shape="id1" draw:start-glue-point="0" draw:end-shape="id2" draw:end-glue-point="2" svg:d="m7250 5800v-500-2000-500">
          <text:p/>
        </draw:connector>
        <draw:custom-shape draw:style-name="gr1" draw:text-style-name="P2" draw:id="id9" draw:layer="layout" svg:width="1cm" svg:height="1cm" svg:x="5.75cm" svg:y="1.8cm">
          <text:p/>
          <draw:enhanced-geometry svg:viewBox="0 0 21600 21600" draw:type="rectangle" draw:enhanced-path="M 0 0 L 21600 0 21600 21600 0 21600 0 0 Z N"/>
        </draw:custom-shape>
        <draw:custom-shape draw:style-name="gr3" draw:text-style-name="P5" draw:layer="layout" svg:width="2cm" svg:height="1cm" svg:x="5.75cm" svg:y="5.8cm">
          <text:p text:style-name="P4"><text:span text:style-name="T1">Controller</text:span></text:p>
          <draw:enhanced-geometry svg:viewBox="0 0 21600 21600" draw:type="rectangle" draw:enhanced-path="M 0 0 L 21600 0 21600 21600 0 21600 0 0 Z N"/>
        </draw:custom-shape>
        <draw:custom-shape draw:style-name="gr4" draw:text-style-name="P1" draw:layer="layout" svg:width="2cm" svg:height="1cm" svg:x="5.75cm" svg:y="1.8cm">
          <text:p text:style-name="P4"><text:span text:style-name="T2">SHM</text:span></text:p>
          <draw:enhanced-geometry svg:viewBox="0 0 21600 21600" draw:type="rectangle" draw:enhanced-path="M 0 0 L 21600 0 21600 21600 0 21600 0 0 Z N"/>
        </draw:custom-shape>
        <draw:custom-shape draw:style-name="gr1" draw:text-style-name="P1" draw:id="id4" draw:layer="layout" svg:width="1cm" svg:height="1cm" svg:x="3.75cm" svg:y="7.3cm">
          <text:p/>
          <draw:enhanced-geometry svg:viewBox="0 0 21600 21600" draw:type="rectangle" draw:enhanced-path="M 0 0 L 21600 0 21600 21600 0 21600 0 0 Z N"/>
        </draw:custom-shape>
        <draw:custom-shape draw:style-name="gr1" draw:text-style-name="P1" draw:id="id5" draw:layer="layout" svg:width="1cm" svg:height="1cm" svg:x="3.75cm" svg:y="8.3cm">
          <text:p/>
          <draw:enhanced-geometry svg:viewBox="0 0 21600 21600" draw:type="rectangle" draw:enhanced-path="M 0 0 L 21600 0 21600 21600 0 21600 0 0 Z N"/>
        </draw:custom-shape>
        <draw:connector draw:style-name="gr2" draw:text-style-name="P3" draw:layer="layout" draw:type="curve" svg:x1="6.25cm" svg:y1="6.8cm" svg:x2="4.75cm" svg:y2="7.8cm" draw:start-shape="id3" draw:start-glue-point="2" draw:end-shape="id4" draw:end-glue-point="1" svg:d="m6250 6800c0 667-500 1000-1500 1000">
          <text:p/>
        </draw:connector>
        <draw:connector draw:style-name="gr2" draw:text-style-name="P3" draw:layer="layout" draw:type="curve" svg:x1="4.75cm" svg:y1="8.8cm" svg:x2="7.25cm" svg:y2="6.8cm" draw:start-shape="id5" draw:start-glue-point="1" draw:end-shape="id1" draw:end-glue-point="2" svg:d="m4750 8800c1667 0 2500-666 2500-2000">
          <text:p/>
        </draw:connector>
        <draw:custom-shape draw:style-name="gr3" draw:text-style-name="P5" draw:layer="layout" svg:width="1cm" svg:height="2cm" svg:x="3.75cm" svg:y="7.3cm">
          <text:p text:style-name="P4"><text:span text:style-name="T1">PCIe</text:span></text:p>
          <draw:enhanced-geometry svg:viewBox="0 0 21600 21600" draw:type="rectangle" draw:enhanced-path="M 0 0 L 21600 0 21600 21600 0 21600 0 0 Z N"/>
        </draw:custom-shape>
        <draw:custom-shape draw:style-name="gr1" draw:text-style-name="P1" draw:id="id6" draw:layer="layout" svg:width="1cm" svg:height="1cm" svg:x="8.45cm" svg:y="7.3cm">
          <text:p/>
          <draw:enhanced-geometry svg:viewBox="0 0 21600 21600" draw:type="rectangle" draw:enhanced-path="M 0 0 L 21600 0 21600 21600 0 21600 0 0 Z N"/>
        </draw:custom-shape>
        <draw:custom-shape draw:style-name="gr1" draw:text-style-name="P1" draw:id="id7" draw:layer="layout" svg:width="1cm" svg:height="1cm" svg:x="8.45cm" svg:y="8.3cm">
          <text:p/>
          <draw:enhanced-geometry svg:viewBox="0 0 21600 21600" draw:type="rectangle" draw:enhanced-path="M 0 0 L 21600 0 21600 21600 0 21600 0 0 Z N"/>
        </draw:custom-shape>
        <draw:custom-shape draw:style-name="gr3" draw:text-style-name="P5" draw:layer="layout" svg:width="1cm" svg:height="2cm" svg:x="8.45cm" svg:y="7.3cm">
          <text:p text:style-name="P4"><text:span text:style-name="T1">VME</text:span></text:p>
          <draw:enhanced-geometry svg:viewBox="0 0 21600 21600" draw:type="rectangle" draw:enhanced-path="M 0 0 L 21600 0 21600 21600 0 21600 0 0 Z N"/>
        </draw:custom-shape>
        <draw:connector draw:style-name="gr2" draw:text-style-name="P3" draw:layer="layout" draw:type="curve" svg:x1="8.45cm" svg:y1="7.8cm" svg:x2="7.25cm" svg:y2="6.8cm" draw:start-shape="id6" draw:start-glue-point="3" draw:end-shape="id1" draw:end-glue-point="2" svg:d="m8450 7800c-800 0-1200-333-1200-1000">
          <text:p/>
        </draw:connector>
        <draw:connector draw:style-name="gr2" draw:text-style-name="P3" draw:layer="layout" draw:type="curve" svg:x1="6.25cm" svg:y1="6.8cm" svg:x2="8.45cm" svg:y2="8.8cm" draw:start-shape="id3" draw:start-glue-point="2" draw:end-shape="id7" draw:end-glue-point="3" svg:d="m6250 6800c0 1334 733 2000 2200 2000">
          <text:p/>
        </draw:connector>
        <draw:connector draw:style-name="gr2" draw:text-style-name="P3" draw:layer="layout" svg:x1="6.25cm" svg:y1="4.8cm" svg:x2="6.25cm" svg:y2="5.8cm" draw:start-shape="id8" draw:start-glue-point="2" draw:end-shape="id3" draw:end-glue-point="0" svg:d="m6250 4800v1000">
          <text:p/>
        </draw:connector>
        <draw:custom-shape draw:style-name="gr5" draw:text-style-name="P1" draw:id="id8" draw:layer="layout" svg:width="1cm" svg:height="1cm" svg:x="5.75cm" svg:y="3.8cm">
          <text:p text:style-name="P4"><text:span text:style-name="T1">Cache</text:span></text:p>
          <text:p text:style-name="P4"><text:span text:style-name="T1">4k</text:span></text:p>
          <draw:enhanced-geometry svg:viewBox="0 0 21600 21600" draw:type="rectangle" draw:enhanced-path="M 0 0 L 21600 0 21600 21600 0 21600 0 0 Z N"/>
        </draw:custom-shape>
        <draw:connector draw:style-name="gr2" draw:text-style-name="P3" draw:layer="layout" svg:x1="6.25cm" svg:y1="2.8cm" svg:x2="6.25cm" svg:y2="3.8cm" draw:start-shape="id9" draw:start-glue-point="2" draw:end-shape="id8" draw:end-glue-point="0" svg:d="m6250 2800v1000">
          <text:p/>
        </draw:connector>
        <draw:connector draw:style-name="gr6" draw:text-style-name="P3" draw:layer="layout" svg:x1="7.25cm" svg:y1="5.8cm" svg:x2="6.75cm" svg:y2="4.3cm" draw:start-shape="id1" draw:start-glue-point="0" draw:end-shape="id8" draw:end-glue-point="1" svg:d="m7250 5800v-500h8v-1000h-508">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2" draw:display-name="Arrowheads 2"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